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1" svg:font-family="Calibri" style:font-family-generic="modern" style:font-pitch="variable"/>
    <style:font-face style:name="Consolas" svg:font-family="Consolas" style:font-family-generic="modern" style:font-pitch="fixed"/>
    <style:font-face style:name="Consolas1" svg:font-family="Consolas" style:font-family-generic="modern" style:font-pitch="variable"/>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egoe UI" svg:font-family="'Segoe UI'"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modern" style:font-pitch="variable"/>
  </office:font-face-decls>
  <office:automatic-styles>
    <style:style style:name="P1" style:family="paragraph" style:parent-style-name="Normal">
      <style:paragraph-properties fo:margin-left="-0.183cm" fo:margin-right="0cm" fo:margin-top="0cm" fo:margin-bottom="0cm" style:contextual-spacing="false" fo:line-height="107%" fo:text-align="start" style:justify-single-word="false" fo:text-indent="0cm" style:auto-text-indent="false">
        <style:tab-stops/>
      </style:paragraph-properties>
    </style:style>
    <style:style style:name="P2" style:family="paragraph" style:parent-style-name="Normal">
      <style:paragraph-properties fo:margin-left="0cm" fo:margin-right="0cm" fo:margin-top="0cm" fo:margin-bottom="0.764cm" style:contextual-spacing="false" fo:line-height="107%" fo:text-align="start" style:justify-single-word="false" fo:text-indent="0cm" style:auto-text-indent="false">
        <style:tab-stops/>
      </style:paragraph-properties>
    </style:style>
    <style:style style:name="P3" style:family="paragraph" style:parent-style-name="Normal">
      <style:paragraph-properties fo:margin-left="0cm" fo:margin-right="0cm" fo:margin-top="0cm" fo:margin-bottom="0.55cm" style:contextual-spacing="false" fo:line-height="107%" fo:text-align="start" style:justify-single-word="false" fo:text-indent="0cm" style:auto-text-indent="false">
        <style:tab-stops/>
      </style:paragraph-properties>
    </style:style>
    <style:style style:name="P4" style:family="paragraph" style:parent-style-name="Normal">
      <style:paragraph-properties fo:margin-left="0.012cm" fo:margin-right="0cm" fo:margin-top="0cm" fo:margin-bottom="0.564cm" style:contextual-spacing="false" fo:line-height="107%" fo:text-align="start" style:justify-single-word="false" fo:text-indent="0cm" style:auto-text-indent="false">
        <style:tab-stops/>
      </style:paragraph-properties>
    </style:style>
    <style:style style:name="P5" style:family="paragraph" style:parent-style-name="Normal">
      <style:paragraph-properties fo:margin-left="0.012cm" fo:margin-right="0cm" fo:margin-top="0cm" fo:margin-bottom="0cm" style:contextual-spacing="false" fo:line-height="107%" fo:text-align="start" style:justify-single-word="false" fo:text-indent="0cm" style:auto-text-indent="false">
        <style:tab-stops/>
      </style:paragraph-properties>
    </style:style>
    <style:style style:name="P6" style:family="paragraph" style:parent-style-name="Normal">
      <style:paragraph-properties fo:margin-left="0.012cm" fo:margin-right="0cm" fo:margin-top="0cm" fo:margin-bottom="0.751cm" style:contextual-spacing="false" fo:line-height="107%" fo:text-align="start" style:justify-single-word="false" fo:text-indent="0cm" style:auto-text-indent="false">
        <style:tab-stops/>
      </style:paragraph-properties>
    </style:style>
    <style:style style:name="P7" style:family="paragraph" style:parent-style-name="Normal">
      <style:paragraph-properties fo:margin-left="0.012cm" fo:margin-right="0cm" fo:margin-top="0cm" fo:margin-bottom="0.847cm" style:contextual-spacing="false" fo:line-height="107%" fo:text-align="start" style:justify-single-word="false" fo:text-indent="0cm" style:auto-text-indent="false">
        <style:tab-stops/>
      </style:paragraph-properties>
    </style:style>
    <style:style style:name="P8" style:family="paragraph" style:parent-style-name="Normal">
      <style:paragraph-properties fo:margin-left="0.012cm" fo:margin-right="0cm" fo:margin-top="0cm" fo:margin-bottom="0.219cm" style:contextual-spacing="false" fo:line-height="107%" fo:text-align="start" style:justify-single-word="false" fo:text-indent="0cm" style:auto-text-indent="false">
        <style:tab-stops/>
      </style:paragraph-properties>
      <style:text-properties officeooo:paragraph-rsid="0007024d"/>
    </style:style>
    <style:style style:name="P9" style:family="paragraph" style:parent-style-name="Normal">
      <style:paragraph-properties fo:margin-left="-0.009cm" fo:margin-right="0cm" fo:margin-top="0cm" fo:margin-bottom="0.048cm" style:contextual-spacing="false" fo:line-height="107%" fo:text-align="start" style:justify-single-word="false" fo:text-indent="0cm" style:auto-text-indent="false">
        <style:tab-stops/>
      </style:paragraph-properties>
      <style:text-properties officeooo:paragraph-rsid="00099e07"/>
    </style:style>
    <style:style style:name="P10" style:family="paragraph" style:parent-style-name="Normal">
      <style:paragraph-properties fo:margin-left="0cm" fo:margin-right="0.035cm" fo:margin-top="0cm" fo:margin-bottom="0cm" style:contextual-spacing="false" fo:line-height="107%" fo:text-align="center" style:justify-single-word="false" fo:text-indent="0cm" style:auto-text-indent="false">
        <style:tab-stops/>
      </style:paragraph-properties>
    </style:style>
    <style:style style:name="P11" style:family="paragraph" style:parent-style-name="Normal">
      <style:paragraph-properties fo:margin-left="0cm" fo:margin-right="-0.014cm" fo:margin-top="0cm" fo:margin-bottom="0.048cm" style:contextual-spacing="false" fo:line-height="107%" fo:text-align="end" style:justify-single-word="false" fo:text-indent="0cm" style:auto-text-indent="false"/>
      <style:text-properties officeooo:paragraph-rsid="0007024d"/>
    </style:style>
    <style:style style:name="P12" style:family="paragraph" style:parent-style-name="Normal">
      <style:paragraph-properties fo:margin-left="-0.009cm" fo:margin-right="0cm" fo:text-indent="0cm" style:auto-text-indent="false">
        <style:tab-stops/>
      </style:paragraph-properties>
    </style:style>
    <style:style style:name="P13" style:family="paragraph" style:parent-style-name="Normal">
      <style:paragraph-properties fo:margin-left="-0.009cm" fo:margin-right="0cm" fo:margin-top="0cm" fo:margin-bottom="0.69cm" style:contextual-spacing="false" fo:text-indent="0cm" style:auto-text-indent="false">
        <style:tab-stops/>
      </style:paragraph-properties>
    </style:style>
    <style:style style:name="P14" style:family="paragraph" style:parent-style-name="Normal">
      <style:paragraph-properties fo:margin-left="-0.009cm" fo:margin-right="0cm" fo:margin-top="0cm" fo:margin-bottom="0.679cm" style:contextual-spacing="false" fo:text-indent="0cm" style:auto-text-indent="false">
        <style:tab-stops/>
      </style:paragraph-properties>
    </style:style>
    <style:style style:name="P15" style:family="paragraph" style:parent-style-name="Normal">
      <style:paragraph-properties fo:margin-left="-0.009cm" fo:margin-right="0cm" fo:margin-top="0cm" fo:margin-bottom="0.411cm" style:contextual-spacing="false" fo:text-indent="0cm" style:auto-text-indent="false">
        <style:tab-stops/>
      </style:paragraph-properties>
    </style:style>
    <style:style style:name="P16" style:family="paragraph" style:parent-style-name="Normal">
      <style:paragraph-properties fo:margin-left="-0.009cm" fo:margin-right="0cm" fo:margin-top="0cm" fo:margin-bottom="0.459cm" style:contextual-spacing="false" fo:text-indent="0cm" style:auto-text-indent="false">
        <style:tab-stops/>
      </style:paragraph-properties>
    </style:style>
    <style:style style:name="P17" style:family="paragraph" style:parent-style-name="Normal">
      <style:paragraph-properties fo:margin-left="0.794cm" fo:margin-right="0cm" fo:text-indent="-0.45cm" style:auto-text-indent="false">
        <style:tab-stops/>
      </style:paragraph-properties>
    </style:style>
    <style:style style:name="P18" style:family="paragraph" style:parent-style-name="Normal">
      <style:paragraph-properties fo:margin-left="1.023cm" fo:margin-right="0cm" fo:margin-top="0cm" fo:margin-bottom="0.425cm" style:contextual-spacing="false" fo:text-indent="0cm" style:auto-text-indent="false">
        <style:tab-stops/>
      </style:paragraph-properties>
    </style:style>
    <style:style style:name="P19" style:family="paragraph" style:parent-style-name="Normal">
      <style:paragraph-properties fo:margin-left="1.605cm" fo:margin-right="0cm" fo:text-indent="0cm" style:auto-text-indent="false">
        <style:tab-stops/>
      </style:paragraph-properties>
    </style:style>
    <style:style style:name="P20" style:family="paragraph" style:parent-style-name="Normal">
      <style:paragraph-properties fo:margin-left="1.605cm" fo:margin-right="0cm" fo:margin-top="0cm" fo:margin-bottom="0.415cm" style:contextual-spacing="false" fo:text-indent="0cm" style:auto-text-indent="false">
        <style:tab-stops/>
      </style:paragraph-properties>
    </style:style>
    <style:style style:name="P21" style:family="paragraph" style:parent-style-name="Normal">
      <style:paragraph-properties fo:margin-left="0.794cm" fo:margin-right="0cm" fo:margin-top="0cm" fo:margin-bottom="0.679cm" style:contextual-spacing="false" fo:text-indent="0.212cm" style:auto-text-indent="false">
        <style:tab-stops/>
      </style:paragraph-properties>
    </style:style>
    <style:style style:name="P22" style:family="paragraph" style:parent-style-name="Normal">
      <style:paragraph-properties fo:margin-left="0cm" fo:margin-right="0cm" fo:margin-top="0cm" fo:margin-bottom="0.445cm" style:contextual-spacing="false" fo:text-indent="0cm" style:auto-text-indent="false">
        <style:tab-stops/>
      </style:paragraph-properties>
      <style:text-properties officeooo:paragraph-rsid="00099e07"/>
    </style:style>
    <style:style style:name="P23" style:family="paragraph" style:parent-style-name="Normal">
      <style:paragraph-properties fo:margin-left="-0.009cm" fo:margin-right="0cm" fo:margin-top="0cm" fo:margin-bottom="0.446cm" style:contextual-spacing="false" fo:text-indent="0cm" style:auto-text-indent="false">
        <style:tab-stops/>
      </style:paragraph-properties>
      <style:text-properties officeooo:paragraph-rsid="0007024d"/>
    </style:style>
    <style:style style:name="P24" style:family="paragraph" style:parent-style-name="Normal">
      <style:paragraph-properties fo:margin-left="0.362cm" fo:margin-right="0cm" fo:text-indent="0cm" style:auto-text-indent="false">
        <style:tab-stops/>
      </style:paragraph-properties>
    </style:style>
    <style:style style:name="P25" style:family="paragraph" style:parent-style-name="Normal">
      <style:paragraph-properties fo:margin-left="-0.009cm" fo:margin-right="0cm" fo:margin-top="0cm" fo:margin-bottom="0.425cm" style:contextual-spacing="false" fo:text-indent="0cm" style:auto-text-indent="false">
        <style:tab-stops/>
      </style:paragraph-properties>
      <style:text-properties officeooo:paragraph-rsid="0008d041"/>
    </style:style>
    <style:style style:name="P26" style:family="paragraph" style:parent-style-name="Normal">
      <style:paragraph-properties fo:margin-left="0cm" fo:margin-right="0cm" fo:margin-top="0cm" fo:margin-bottom="0.429cm" style:contextual-spacing="false" fo:line-height="117%" fo:text-align="start" style:justify-single-word="false" fo:text-indent="0cm" style:auto-text-indent="false">
        <style:tab-stops/>
      </style:paragraph-properties>
    </style:style>
    <style:style style:name="P27" style:family="paragraph" style:parent-style-name="Normal">
      <loext:graphic-properties draw:fill="solid" draw:fill-color="#7f7f7f" draw:opacity="100%"/>
      <style:paragraph-properties fo:margin-left="0.503cm" fo:margin-right="0.108cm" fo:margin-top="0cm" fo:margin-bottom="0.427cm" style:contextual-spacing="false" fo:line-height="117%" fo:text-align="start" style:justify-single-word="false" fo:text-indent="0cm" style:auto-text-indent="false" fo:background-color="#7f7f7f" fo:padding="0cm" fo:border-left="3pt solid #007acc" fo:border-right="none" fo:border-top="none" fo:border-bottom="none" style:shadow="none">
        <style:tab-stops/>
      </style:paragraph-properties>
    </style:style>
    <style:style style:name="P28" style:family="paragraph" style:parent-style-name="Heading_20_1">
      <style:paragraph-properties fo:margin-left="0.686cm" fo:margin-right="0cm" fo:text-indent="-0.713cm" style:auto-text-indent="false">
        <style:tab-stops/>
      </style:paragraph-properties>
    </style:style>
    <style:style style:name="P29" style:family="paragraph" style:parent-style-name="Heading_20_2">
      <style:paragraph-properties fo:margin-left="0.91cm" fo:margin-right="0cm" fo:text-indent="-0.937cm" style:auto-text-indent="false">
        <style:tab-stops/>
      </style:paragraph-properties>
    </style:style>
    <style:style style:name="P30" style:family="paragraph" style:parent-style-name="Heading_20_2">
      <style:paragraph-properties fo:margin-left="0.91cm" fo:margin-right="0cm" fo:text-indent="-0.937cm" style:auto-text-indent="false">
        <style:tab-stops/>
      </style:paragraph-properties>
      <style:text-properties officeooo:paragraph-rsid="00099e07"/>
    </style:style>
    <style:style style:name="P31" style:family="paragraph" style:parent-style-name="Heading_20_2">
      <style:paragraph-properties fo:margin-left="0.91cm" fo:margin-right="0cm" fo:text-indent="-0.937cm" style:auto-text-indent="false">
        <style:tab-stops/>
      </style:paragraph-properties>
      <style:text-properties fo:color="#000000" loext:opacity="100%" style:font-name="Segoe UI" fo:font-size="13.5pt" fo:font-weight="bold" officeooo:rsid="0008d041" officeooo:paragraph-rsid="0008d041" style:font-name-asian="Segoe UI" style:font-size-asian="13.5pt" style:font-weight-asian="bold" style:font-name-complex="Segoe UI"/>
    </style:style>
    <style:style style:name="P32" style:family="paragraph" style:parent-style-name="Normal" style:master-page-name="MP0">
      <style:paragraph-properties fo:margin-left="0cm" fo:margin-right="0cm" fo:margin-top="0cm" fo:margin-bottom="0cm" style:contextual-spacing="false" fo:line-height="107%" fo:text-align="start" style:justify-single-word="false" fo:text-indent="0cm" style:auto-text-indent="false" style:page-number="auto" fo:break-before="page">
        <style:tab-stops/>
      </style:paragraph-properties>
    </style:style>
    <style:style style:name="P33" style:family="paragraph" style:parent-style-name="Normal" style:list-style-name="L1">
      <style:paragraph-properties fo:margin-top="0cm" fo:margin-bottom="0.446cm" style:contextual-spacing="false">
        <style:tab-stops/>
      </style:paragraph-properties>
      <style:text-properties officeooo:paragraph-rsid="0007024d"/>
    </style:style>
    <style:style style:name="P34" style:family="paragraph" style:parent-style-name="Normal" style:list-style-name="L2">
      <style:paragraph-properties fo:margin-top="0cm" fo:margin-bottom="0.459cm" style:contextual-spacing="false">
        <style:tab-stops/>
      </style:paragraph-properties>
    </style:style>
    <style:style style:name="P35" style:family="paragraph" style:parent-style-name="Normal" style:list-style-name="L3">
      <style:paragraph-properties>
        <style:tab-stops/>
      </style:paragraph-properties>
      <style:text-properties officeooo:paragraph-rsid="0007024d"/>
    </style:style>
    <style:style style:name="P36" style:family="paragraph" style:parent-style-name="Normal" style:list-style-name="L4">
      <style:paragraph-properties>
        <style:tab-stops/>
      </style:paragraph-properties>
    </style:style>
    <style:style style:name="P37" style:family="paragraph" style:parent-style-name="Normal" style:list-style-name="L6">
      <style:paragraph-properties fo:margin-top="0cm" fo:margin-bottom="0.445cm" style:contextual-spacing="false">
        <style:tab-stops/>
      </style:paragraph-properties>
      <style:text-properties officeooo:paragraph-rsid="00099e07"/>
    </style:style>
    <style:style style:name="P38" style:family="paragraph" style:parent-style-name="Normal" style:list-style-name="L6">
      <style:paragraph-properties fo:margin-top="0cm" fo:margin-bottom="0.446cm" style:contextual-spacing="false">
        <style:tab-stops/>
      </style:paragraph-properties>
    </style:style>
    <style:style style:name="P39" style:family="paragraph" style:parent-style-name="Normal" style:list-style-name="L7">
      <style:paragraph-properties>
        <style:tab-stops/>
      </style:paragraph-properties>
      <style:text-properties officeooo:paragraph-rsid="00099e07"/>
    </style:style>
    <style:style style:name="P40" style:family="paragraph" style:parent-style-name="Normal" style:list-style-name="L7">
      <style:paragraph-properties>
        <style:tab-stops/>
      </style:paragraph-properties>
    </style:style>
    <style:style style:name="P41" style:family="paragraph" style:parent-style-name="Normal" style:list-style-name="L7">
      <style:paragraph-properties fo:margin-top="0cm" fo:margin-bottom="0.891cm" style:contextual-spacing="false">
        <style:tab-stops/>
      </style:paragraph-properties>
    </style:style>
    <style:style style:name="P42" style:family="paragraph" style:parent-style-name="Normal" style:list-style-name="L8">
      <style:paragraph-properties>
        <style:tab-stops/>
      </style:paragraph-properties>
      <style:text-properties officeooo:paragraph-rsid="00099e07"/>
    </style:style>
    <style:style style:name="P43" style:family="paragraph" style:parent-style-name="Normal" style:list-style-name="L9">
      <style:paragraph-properties>
        <style:tab-stops/>
      </style:paragraph-properties>
    </style:style>
    <style:style style:name="P44" style:family="paragraph" style:parent-style-name="Normal" style:list-style-name="L10">
      <style:paragraph-properties>
        <style:tab-stops/>
      </style:paragraph-properties>
    </style:style>
    <style:style style:name="P45" style:family="paragraph" style:parent-style-name="Normal" style:list-style-name="L1">
      <style:paragraph-properties fo:margin-top="0cm" fo:margin-bottom="0.446cm" style:contextual-spacing="false">
        <style:tab-stops/>
      </style:paragraph-properties>
      <style:text-properties fo:font-weight="bold" officeooo:paragraph-rsid="0007024d" style:font-weight-asian="bold" style:font-weight-complex="bold"/>
    </style:style>
    <style:style style:name="P46" style:family="paragraph" style:parent-style-name="Normal" style:list-style-name="L5">
      <style:paragraph-properties fo:margin-left="0cm" fo:margin-right="0cm" fo:text-indent="-0.37cm" style:auto-text-indent="false"/>
    </style:style>
    <style:style style:name="P47" style:family="paragraph" style:parent-style-name="Normal" style:list-style-name="L6">
      <style:paragraph-properties fo:margin-top="0cm" fo:margin-bottom="0.457cm" style:contextual-spacing="false" fo:text-align="start" style:justify-single-word="false">
        <style:tab-stops>
          <style:tab-stop style:position="1.289cm" style:type="center"/>
          <style:tab-stop style:position="6.299cm" style:type="center"/>
        </style:tab-stops>
      </style:paragraph-properties>
    </style:style>
    <style:style style:name="P48" style:family="paragraph" style:parent-style-name="Normal" style:list-style-name="L6">
      <style:paragraph-properties fo:margin-top="0cm" fo:margin-bottom="0.425cm" style:contextual-spacing="false" fo:text-align="start" style:justify-single-word="false">
        <style:tab-stops>
          <style:tab-stop style:position="1.289cm" style:type="center"/>
          <style:tab-stop style:position="6.299cm" style:type="center"/>
        </style:tab-stops>
      </style:paragraph-properties>
    </style:style>
    <style:style style:name="P49" style:family="paragraph" style:parent-style-name="Normal" style:list-style-name="L8"/>
    <style:style style:name="P50" style:family="paragraph" style:parent-style-name="Normal" style:list-style-name="L11"/>
    <style:style style:name="P51" style:family="paragraph">
      <loext:graphic-properties draw:fill="solid" draw:fill-color="#cccccc" draw:opacity="100%"/>
    </style:style>
    <style:style style:name="P52" style:family="paragraph">
      <loext:graphic-properties draw:fill="solid" draw:fill-color="#f8f8f8" draw:opacity="100%"/>
    </style:style>
    <style:style style:name="P53" style:family="paragraph">
      <loext:graphic-properties draw:fill="none"/>
    </style:style>
    <style:style style:name="P54" style:family="paragraph">
      <loext:graphic-properties draw:fill="solid" draw:fill-color="#000000" draw:opacity="100%"/>
    </style:style>
    <style:style style:name="P55" style:family="paragraph">
      <style:paragraph-properties fo:margin-left="0cm" fo:margin-right="0cm" fo:margin-top="0cm" fo:margin-bottom="0.282cm" fo:line-height="107%" fo:text-align="start" fo:text-indent="0cm" style:writing-mode="lr-tb">
        <style:tab-stops/>
      </style:paragraph-properties>
    </style:style>
    <style:style style:name="P56" style:family="paragraph">
      <loext:graphic-properties draw:fill="none"/>
      <style:paragraph-properties style:writing-mode="lr-tb" style:font-independent-line-spacing="false"/>
    </style:style>
    <style:style style:name="P57" style:family="paragraph">
      <loext:graphic-properties draw:fill="none"/>
      <style:paragraph-properties fo:margin-left="0cm" fo:margin-right="0cm" fo:margin-top="0cm" fo:margin-bottom="0.282cm" fo:line-height="107%" fo:text-align="start" fo:text-indent="0cm" style:writing-mode="lr-tb" style:font-independent-line-spacing="false">
        <style:tab-stops/>
      </style:paragraph-properties>
    </style:style>
    <style:style style:name="T1" style:family="text">
      <style:text-properties fo:color="#787878" loext:opacity="100%" style:font-name="Arial" fo:font-size="8pt" style:font-name-asian="Arial" style:font-size-asian="8pt" style:font-name-complex="Arial"/>
    </style:style>
    <style:style style:name="T2" style:family="text">
      <style:text-properties style:font-name="Calibri" fo:font-size="11pt" style:font-name-asian="Calibri" style:font-size-asian="11pt" style:font-name-complex="Calibri"/>
    </style:style>
    <style:style style:name="T3" style:family="text">
      <style:text-properties fo:font-size="21pt" fo:font-weight="bold" style:font-size-asian="21pt" style:font-weight-asian="bold"/>
    </style:style>
    <style:style style:name="T4" style:family="text">
      <style:text-properties fo:font-size="21pt" fo:language="es" fo:country="ES" fo:font-weight="bold" style:font-size-asian="21pt" style:font-weight-asian="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weight="normal" style:font-weight-asian="normal" style:font-weight-complex="normal"/>
    </style:style>
    <style:style style:name="T8" style:family="text">
      <style:text-properties officeooo:rsid="0007024d"/>
    </style:style>
    <style:style style:name="T9" style:family="text">
      <style:text-properties fo:color="#000000" loext:opacity="100%"/>
    </style:style>
    <style:style style:name="T10" style:family="text">
      <style:text-properties fo:color="#000000" loext:opacity="100%" style:font-name="Segoe UI" fo:font-size="10.5pt" fo:font-weight="bold" officeooo:rsid="00099e07" style:font-name-asian="Segoe UI" style:font-size-asian="10.5pt" style:font-weight-asian="bold" style:font-name-complex="Segoe UI" style:font-weight-complex="bold"/>
    </style:style>
    <style:style style:name="T11" style:family="text">
      <style:text-properties fo:color="#000000" loext:opacity="100%" fo:font-weight="bold" style:font-weight-asian="bold" style:font-weight-complex="bold"/>
    </style:style>
    <style:style style:name="T12" style:family="text">
      <style:text-properties fo:language="es" fo:country="AR"/>
    </style:style>
    <style:style style:name="T13" style:family="text">
      <style:text-properties fo:background-color="#b4c7dc" loext:char-shading-value="0"/>
    </style:style>
    <style:style style:name="T14" style:family="text">
      <style:text-properties fo:color="#4d4d4c" loext:opacity="100%" style:font-name="Consolas" style:font-name-asian="Consolas" style:font-name-complex="Consolas"/>
    </style:style>
    <style:style style:name="T15" style:family="text">
      <style:text-properties fo:font-weight="bold" style:font-weight-asian="bold"/>
    </style:style>
    <style:style style:name="T16" style:family="text">
      <style:text-properties fo:color="#c9ae75" loext:opacity="100%" style:font-name="Consolas" style:font-name-asian="Consolas" style:font-name-complex="Consola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61cm" fo:text-indent="-0.635cm" fo:margin-left="1.26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76cm" fo:text-indent="-0.635cm" fo:margin-left="6.97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61cm" fo:text-indent="-0.635cm" fo:margin-left="1.26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76cm" fo:text-indent="-0.635cm" fo:margin-left="6.97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161cm" fo:text-indent="-0.635cm" fo:margin-left="7.16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796cm" fo:text-indent="-0.635cm" fo:margin-left="7.79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632cm" fo:text-indent="-0.635cm" fo:margin-left="1.632cm"/>
        </style:list-level-properties>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2.267cm" fo:text-indent="-0.635cm" fo:margin-left="2.267cm"/>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2.902cm" fo:text-indent="-0.635cm" fo:margin-left="2.90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37cm" fo:text-indent="-0.635cm" fo:margin-left="3.53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72cm" fo:text-indent="-0.635cm" fo:margin-left="4.17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07cm" fo:text-indent="-0.635cm" fo:margin-left="4.80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42cm" fo:text-indent="-0.635cm" fo:margin-left="5.44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77cm" fo:text-indent="-0.635cm" fo:margin-left="6.07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12cm" fo:text-indent="-0.635cm" fo:margin-left="6.71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347cm" fo:text-indent="-0.635cm" fo:margin-left="7.347cm"/>
        </style:list-level-properties>
      </text:list-level-style-bullet>
    </text:list-style>
    <text:list-style style:name="L5">
      <text:list-level-style-number text:level="1" text:style-name="WW_5f_CharLFO1LVL1" loext:num-list-format="%1%." style:num-suffix="." style:num-format="1">
        <style:list-level-properties text:list-level-position-and-space-mode="label-alignment">
          <style:list-level-label-alignment text:label-followed-by="listtab" fo:margin-left="1.588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3.122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4.392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5.662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6.932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8.202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9.472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10.742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2.01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91cm" fo:text-indent="-0.635cm" fo:margin-left="1.29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26cm" fo:text-indent="-0.635cm" fo:margin-left="1.92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61cm" fo:text-indent="-0.635cm" fo:margin-left="2.56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96cm" fo:text-indent="-0.635cm" fo:margin-left="3.19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31cm" fo:text-indent="-0.635cm" fo:margin-left="3.83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66cm" fo:text-indent="-0.635cm" fo:margin-left="4.46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01cm" fo:text-indent="-0.635cm" fo:margin-left="5.10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36cm" fo:text-indent="-0.635cm" fo:margin-left="5.73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71cm" fo:text-indent="-0.635cm" fo:margin-left="6.37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06cm" fo:text-indent="-0.635cm" fo:margin-left="7.006cm"/>
        </style:list-level-properties>
      </text:list-level-style-bullet>
    </text:list-style>
    <text:list-style style:name="L8">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9cm" fo:text-indent="-0.635cm" fo:margin-left="0.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35cm" fo:text-indent="-0.635cm" fo:margin-left="1.53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17cm" fo:text-indent="-0.635cm" fo:margin-left="2.1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805cm" fo:text-indent="-0.635cm" fo:margin-left="2.80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44cm" fo:text-indent="-0.635cm" fo:margin-left="3.44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075cm" fo:text-indent="-0.635cm" fo:margin-left="4.07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71cm" fo:text-indent="-0.635cm" fo:margin-left="4.7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345cm" fo:text-indent="-0.635cm" fo:margin-left="5.34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98cm" fo:text-indent="-0.635cm" fo:margin-left="5.9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615cm" fo:text-indent="-0.635cm" fo:margin-left="6.61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9cm" fo:text-indent="-0.635cm" fo:margin-left="0.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35cm" fo:text-indent="-0.635cm" fo:margin-left="1.53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17cm" fo:text-indent="-0.635cm" fo:margin-left="2.1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805cm" fo:text-indent="-0.635cm" fo:margin-left="2.80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44cm" fo:text-indent="-0.635cm" fo:margin-left="3.44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075cm" fo:text-indent="-0.635cm" fo:margin-left="4.07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71cm" fo:text-indent="-0.635cm" fo:margin-left="4.7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345cm" fo:text-indent="-0.635cm" fo:margin-left="5.34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98cm" fo:text-indent="-0.635cm" fo:margin-left="5.9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615cm" fo:text-indent="-0.635cm" fo:margin-left="6.61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ccccc" draw:opacity="100%" fo:min-height="0cm" fo:min-width="0cm" style:run-through="background"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solid" draw:fill-color="#f8f8f8" draw:opacity="100%" fo:min-height="0cm" fo:min-width="0cm" style:run-through="background"/>
    </style:style>
    <style:style style:name="gr4" style:family="graphic">
      <style:graphic-properties draw:stroke="solid" svg:stroke-width="0.026cm" svg:stroke-color="#eaeaea" svg:stroke-opacity="100%" draw:stroke-linejoin="miter" svg:stroke-linecap="butt" draw:fill="none" fo:min-height="0cm" fo:min-width="0cm" fo:padding-top="-0.004cm" fo:padding-bottom="-0.004cm" fo:padding-left="-0.004cm" fo:padding-right="-0.004cm" style:run-through="background"/>
    </style:style>
    <style:style style:name="gr5" style:family="graphic">
      <style:graphic-properties draw:stroke="none" draw:fill="solid" draw:fill-color="#000000" draw:opacity="100%" fo:min-height="0cm" fo:min-width="0cm" style:run-through="background"/>
    </style:style>
    <style:style style:name="gr6" style:family="graphic">
      <style:graphic-properties draw:stroke="solid" svg:stroke-width="0.026cm" svg:stroke-color="#000000" svg:stroke-opacity="100%" draw:stroke-linejoin="miter" svg:stroke-linecap="butt" draw:fill="none" fo:min-height="0cm" fo:min-width="0cm" fo:padding-top="-0.004cm" fo:padding-bottom="-0.004cm" fo:padding-left="-0.004cm" fo:padding-right="-0.004cm" style:run-through="background"/>
    </style:style>
    <style:style style:name="gr7" style:family="graphic">
      <style:graphic-properties style:run-through="background" style:vertical-pos="from-top" style:horizontal-pos="from-left" style:horizontal-rel="paragraph" draw:wrap-influence-on-position="once-concurrent" loext:allow-overlap="true" style:flow-with-text="false"/>
    </style:style>
    <style:style style:name="gr8" style:family="graphic">
      <style:graphic-properties draw:stroke="solid" svg:stroke-width="0.026cm" svg:stroke-color="#cccccc" svg:stroke-opacity="100%" draw:stroke-linejoin="miter" svg:stroke-linecap="butt" draw:fill="none" fo:min-height="0cm" fo:min-width="0cm" fo:padding-top="-0.004cm" fo:padding-bottom="-0.004cm" fo:padding-left="-0.004cm" fo:padding-right="-0.004cm" style:run-through="background"/>
    </style:style>
    <style:style style:name="gr9"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paragraph-properties style:writing-mode="lr-tb"/>
    </style:style>
    <style:style style:name="gr10" style:family="graphic">
      <style:graphic-properties style:run-through="background" style:vertical-pos="top" style:vertical-rel="baseline" style:horizontal-pos="from-left" style:horizontal-rel="paragraph" draw:wrap-influence-on-position="once-concurrent" loext:allow-overlap="true" style:flow-with-text="false"/>
    </style:style>
    <style:style style:name="gr11" style:family="graphic">
      <style:graphic-properties draw:stroke="none" draw:fill="solid" draw:fill-color="#000000" draw:opacity="100%" fo:min-height="0cm" fo:min-width="0cm" style:run-through="background"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none" draw:textarea-horizontal-align="left" draw:textarea-vertical-align="top" draw:auto-grow-height="false" draw:auto-grow-width="false" fo:min-height="0.489cm" fo:min-width="12.73cm" fo:padding-top="0cm" fo:padding-bottom="0cm" fo:padding-left="0cm" fo:padding-right="0cm" fo:wrap-option="wrap" style:run-through="background"/>
      <style:paragraph-properties style:writing-mode="lr-tb"/>
    </style:style>
    <style:style style:name="gr13" style:family="graphic">
      <style:graphic-properties draw:stroke="none" draw:fill="none" draw:textarea-horizontal-align="left" draw:textarea-vertical-align="top" draw:auto-grow-height="false" draw:auto-grow-width="false" fo:min-height="0.489cm" fo:min-width="0.27cm" fo:padding-top="0cm" fo:padding-bottom="0cm" fo:padding-left="0cm" fo:padding-right="0cm" fo:wrap-option="wrap" style:run-through="background"/>
      <style:paragraph-properties style:writing-mode="lr-tb"/>
    </style:style>
    <style:style style:name="gr14" style:family="graphic">
      <style:graphic-properties draw:stroke="none" draw:fill="none" draw:textarea-horizontal-align="left" draw:textarea-vertical-align="top" draw:auto-grow-height="false" draw:auto-grow-width="false" fo:min-height="0.482cm" fo:min-width="2.801cm" fo:padding-top="0cm" fo:padding-bottom="0cm" fo:padding-left="0cm" fo:padding-right="0cm" fo:wrap-option="wrap" style:run-through="background"/>
      <style:paragraph-properties style:writing-mode="lr-tb"/>
    </style:style>
    <style:style style:name="gr15" style:family="graphic">
      <style:graphic-properties draw:stroke="none" draw:fill="none" draw:textarea-horizontal-align="left" draw:textarea-vertical-align="top" draw:auto-grow-height="false" draw:auto-grow-width="false" fo:min-height="0.482cm" fo:min-width="0.148cm" fo:padding-top="0cm" fo:padding-bottom="0cm" fo:padding-left="0cm" fo:padding-right="0cm" fo:wrap-option="wrap" style:run-through="background"/>
      <style:paragraph-properties style:writing-mode="lr-tb"/>
    </style:style>
    <style:style style:name="gr16" style:family="graphic">
      <style:graphic-properties draw:stroke="none" draw:fill="none" draw:textarea-horizontal-align="left" draw:textarea-vertical-align="top" draw:auto-grow-height="false" draw:auto-grow-width="false" fo:min-height="0.482cm" fo:min-width="0.533cm" fo:padding-top="0cm" fo:padding-bottom="0cm" fo:padding-left="0cm" fo:padding-right="0cm" fo:wrap-option="wrap" style:run-through="background"/>
      <style:paragraph-properties style:writing-mode="lr-tb"/>
    </style:style>
    <style:style style:name="gr17" style:family="graphic">
      <style:graphic-properties draw:stroke="none" draw:fill="none" draw:textarea-horizontal-align="left" draw:textarea-vertical-align="top" draw:auto-grow-height="false" draw:auto-grow-width="false" fo:min-height="0.482cm" fo:min-width="0.385cm" fo:padding-top="0cm" fo:padding-bottom="0cm" fo:padding-left="0cm" fo:padding-right="0cm" fo:wrap-option="wrap" style:run-through="background"/>
      <style:paragraph-properties style:writing-mode="lr-tb"/>
    </style:style>
    <style:style style:name="gr18" style:family="graphic">
      <style:graphic-properties draw:stroke="none" draw:fill="none" draw:textarea-horizontal-align="left" draw:textarea-vertical-align="top" draw:auto-grow-height="false" draw:auto-grow-width="false" fo:min-height="0.482cm" fo:min-width="1.15cm" fo:padding-top="0cm" fo:padding-bottom="0cm" fo:padding-left="0cm" fo:padding-right="0cm" fo:wrap-option="wrap" style:run-through="background"/>
      <style:paragraph-properties style:writing-mode="lr-tb"/>
    </style:style>
    <style:style style:name="gr19" style:family="graphic">
      <style:graphic-properties draw:stroke="none" draw:fill="none" draw:textarea-horizontal-align="left" draw:textarea-vertical-align="top" draw:auto-grow-height="false" draw:auto-grow-width="false" fo:min-height="0.482cm" fo:min-width="1.399cm" fo:padding-top="0cm" fo:padding-bottom="0cm" fo:padding-left="0cm" fo:padding-right="0cm" fo:wrap-option="wrap" style:run-through="background"/>
      <style:paragraph-properties style:writing-mode="lr-tb"/>
    </style:style>
    <style:style style:name="gr20" style:family="graphic">
      <style:graphic-properties draw:stroke="none" draw:fill="none" draw:textarea-horizontal-align="left" draw:textarea-vertical-align="top" draw:auto-grow-height="false" draw:auto-grow-width="false" fo:min-height="0.482cm" fo:min-width="2.637cm" fo:padding-top="0cm" fo:padding-bottom="0cm" fo:padding-left="0cm" fo:padding-right="0cm" fo:wrap-option="wrap" style:run-through="background"/>
      <style:paragraph-properties style:writing-mode="lr-tb"/>
    </style:style>
    <style:style style:name="gr21" style:family="graphic">
      <style:graphic-properties draw:stroke="none" draw:fill="none" draw:textarea-horizontal-align="left" draw:textarea-vertical-align="top" draw:auto-grow-height="false" draw:auto-grow-width="false" fo:min-height="0.482cm" fo:min-width="0.242cm" fo:padding-top="0cm" fo:padding-bottom="0cm" fo:padding-left="0cm" fo:padding-right="0cm" fo:wrap-option="wrap" style:run-through="background"/>
      <style:paragraph-properties style:writing-mode="lr-tb"/>
    </style:style>
    <style:style style:name="gr22" style:family="graphic">
      <style:graphic-properties draw:stroke="none" draw:fill="none" draw:textarea-horizontal-align="left" draw:textarea-vertical-align="top" draw:auto-grow-height="false" draw:auto-grow-width="false" fo:min-height="0.482cm" fo:min-width="0.833cm" fo:padding-top="0cm" fo:padding-bottom="0cm" fo:padding-left="0cm" fo:padding-right="0cm" fo:wrap-option="wrap" style:run-through="background"/>
      <style:paragraph-properties style:writing-mode="lr-tb"/>
    </style:style>
    <style:style style:name="gr23" style:family="graphic">
      <style:graphic-properties draw:stroke="none" draw:fill="none" draw:textarea-horizontal-align="left" draw:textarea-vertical-align="top" draw:auto-grow-height="false" draw:auto-grow-width="false" fo:min-height="0.482cm" fo:min-width="1.219cm" fo:padding-top="0cm" fo:padding-bottom="0cm" fo:padding-left="0cm" fo:padding-right="0cm" fo:wrap-option="wrap" style:run-through="background"/>
      <style:paragraph-properties style:writing-mode="lr-tb"/>
    </style:style>
    <style:style style:name="gr24" style:family="graphic">
      <style:graphic-properties draw:stroke="none" draw:fill="none" draw:textarea-horizontal-align="left" draw:textarea-vertical-align="top" draw:auto-grow-height="false" draw:auto-grow-width="false" fo:min-height="0.482cm" fo:min-width="0.591cm" fo:padding-top="0cm" fo:padding-bottom="0cm" fo:padding-left="0cm" fo:padding-right="0cm" fo:wrap-option="wrap" style:run-through="background"/>
      <style:paragraph-properties style:writing-mode="lr-tb"/>
    </style:style>
    <style:style style:name="gr25" style:family="graphic">
      <style:graphic-properties draw:stroke="none" draw:fill="none" draw:textarea-horizontal-align="left" draw:textarea-vertical-align="top" draw:auto-grow-height="false" draw:auto-grow-width="false" fo:min-height="0.482cm" fo:min-width="1.302cm" fo:padding-top="0cm" fo:padding-bottom="0cm" fo:padding-left="0cm" fo:padding-right="0cm" fo:wrap-option="wrap" style:run-through="background"/>
      <style:paragraph-properties style:writing-mode="lr-tb"/>
    </style:style>
    <style:style style:name="gr26" style:family="graphic">
      <style:graphic-properties draw:stroke="none" draw:fill="none" draw:textarea-horizontal-align="left" draw:textarea-vertical-align="top" draw:auto-grow-height="false" draw:auto-grow-width="false" fo:min-height="0.482cm" fo:min-width="0.407cm" fo:padding-top="0cm" fo:padding-bottom="0cm" fo:padding-left="0cm" fo:padding-right="0cm" fo:wrap-option="wrap" style:run-through="background"/>
      <style:paragraph-properties style:writing-mode="lr-tb"/>
    </style:style>
    <style:style style:name="gr27" style:family="graphic">
      <style:graphic-properties draw:stroke="none" draw:fill="none" draw:textarea-horizontal-align="left" draw:textarea-vertical-align="top" draw:auto-grow-height="false" draw:auto-grow-width="false" fo:min-height="0.482cm" fo:min-width="0.908cm" fo:padding-top="0cm" fo:padding-bottom="0cm" fo:padding-left="0cm" fo:padding-right="0cm" fo:wrap-option="wrap" style:run-through="background"/>
      <style:paragraph-properties style:writing-mode="lr-tb"/>
    </style:style>
    <style:style style:name="gr28" style:family="graphic">
      <style:graphic-properties draw:stroke="none" draw:fill="none" draw:textarea-horizontal-align="left" draw:textarea-vertical-align="top" draw:auto-grow-height="false" draw:auto-grow-width="false" fo:min-height="0.482cm" fo:min-width="2.521cm" fo:padding-top="0cm" fo:padding-bottom="0cm" fo:padding-left="0cm" fo:padding-right="0cm" fo:wrap-option="wrap" style:run-through="background"/>
      <style:paragraph-properties style:writing-mode="lr-tb"/>
    </style:style>
    <style:style style:name="gr29" style:family="graphic">
      <style:graphic-properties draw:stroke="none" draw:fill="none" draw:textarea-horizontal-align="left" draw:textarea-vertical-align="top" draw:auto-grow-height="false" draw:auto-grow-width="false" fo:min-height="0.482cm" fo:min-width="0.462cm" fo:padding-top="0cm" fo:padding-bottom="0cm" fo:padding-left="0cm" fo:padding-right="0cm" fo:wrap-option="wrap" style:run-through="background"/>
      <style:paragraph-properties style:writing-mode="lr-tb"/>
    </style:style>
    <style:style style:name="gr30" style:family="graphic">
      <style:graphic-properties draw:stroke="none" draw:fill="none" draw:textarea-horizontal-align="left" draw:textarea-vertical-align="top" draw:auto-grow-height="false" draw:auto-grow-width="false" fo:min-height="0.482cm" fo:min-width="1.505cm" fo:padding-top="0cm" fo:padding-bottom="0cm" fo:padding-left="0cm" fo:padding-right="0cm" fo:wrap-option="wrap" style:run-through="background"/>
      <style:paragraph-properties style:writing-mode="lr-tb"/>
    </style:style>
    <style:style style:name="gr31" style:family="graphic">
      <style:graphic-properties draw:stroke="none" draw:fill="none" draw:textarea-horizontal-align="left" draw:textarea-vertical-align="top" draw:auto-grow-height="false" draw:auto-grow-width="false" fo:min-height="0.482cm" fo:min-width="0.594cm" fo:padding-top="0cm" fo:padding-bottom="0cm" fo:padding-left="0cm" fo:padding-right="0cm" fo:wrap-option="wrap" style:run-through="background"/>
      <style:paragraph-properties style:writing-mode="lr-tb"/>
    </style:style>
    <style:style style:name="gr32" style:family="graphic">
      <style:graphic-properties draw:stroke="none" draw:fill="none" draw:textarea-horizontal-align="left" draw:textarea-vertical-align="top" draw:auto-grow-height="false" draw:auto-grow-width="false" fo:min-height="0.482cm" fo:min-width="0.868cm" fo:padding-top="0cm" fo:padding-bottom="0cm" fo:padding-left="0cm" fo:padding-right="0cm" fo:wrap-option="wrap" style:run-through="background"/>
      <style:paragraph-properties style:writing-mode="lr-tb"/>
    </style:style>
    <style:style style:name="gr33" style:family="graphic">
      <style:graphic-properties draw:stroke="none" draw:fill="none" draw:textarea-horizontal-align="left" draw:textarea-vertical-align="top" draw:auto-grow-height="false" draw:auto-grow-width="false" fo:min-height="0.482cm" fo:min-width="0.25cm" fo:padding-top="0cm" fo:padding-bottom="0cm" fo:padding-left="0cm" fo:padding-right="0cm" fo:wrap-option="wrap" style:run-through="background"/>
      <style:paragraph-properties style:writing-mode="lr-tb"/>
    </style:style>
    <style:style style:name="gr34" style:family="graphic">
      <style:graphic-properties draw:stroke="none" draw:fill="solid" draw:fill-color="#cccccc" draw:opacity="100%" fo:min-height="0cm" fo:min-width="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custom-shape text:anchor-type="paragraph" draw:z-index="10" draw:name="Group 4773" draw:style-name="gr11" draw:text-style-name="P54" svg:width="17.992cm" svg:height="0.025cm" svg:x="0cm" svg:y="0.672cm"><text:p/><draw:enhanced-geometry svg:viewBox="0 0 6476999 9525" draw:text-areas="?f8 ?f10 ?f9 ?f11" draw:type="non-primitive" draw:enhanced-path="M 0 0 L 6476999 0 6476999 9525 0 9525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76999"/><draw:equation draw:name="f7" draw:formula="?f4 / 9525"/><draw:equation draw:name="f8" draw:formula="0 / ?f6"/><draw:equation draw:name="f9" draw:formula="6476999 / ?f6"/><draw:equation draw:name="f10" draw:formula="0 / ?f7"/><draw:equation draw:name="f11" draw:formula="9525 / ?f7"/></draw:enhanced-geometry></draw:custom-shape><text:span text:style-name="Default_20_Paragraph_20_Font"><text:span text:style-name="T4">Bloque</text:span></text:span><text:span text:style-name="Default_20_Paragraph_20_Font"><text:span text:style-name="T3"> 2 - Ejercicio para las Unidades 5-6</text:span></text:span></text:p>
      <text:p text:style-name="P23">Queremos implementar una aplicación para administrar las reseñas de los usuarios para algunos negocios usando programación orientada a objetos. Para hacer esto, vamos a crear un proyecto de IntelliJ llamado BusinessReviews. Dentro de la carpeta de origen, debe definir dos paquetes:</text:p>
      <text:list xml:id="list2928378344" text:style-name="L1">
        <text:list-item>
          <text:p text:style-name="P33"><text:span text:style-name="T5">reviews.main: </text:span>dentro de este paquete colocaremos la clase principal del sistema, llamada <text:span text:style-name="T5">Main</text:span> , y una clase adicional llamada <text:span text:style-name="T5">Management</text:span><text:span text:style-name="T7">.</text:span></text:p>
        </text:list-item>
        <text:list-item>
          <text:p text:style-name="P45">reviews.data<text:span text:style-name="T7">: dentro de este paquete agregaremos todas las clases e interfaces necesarias para administrar los datos de la aplicación.</text:span></text:p>
        </text:list-item>
      </text:list>
      <text:p text:style-name="P11"/>
      <text:h text:style-name="P28" text:outline-level="1">Datos de la aplicación</text:h>
      <text:p text:style-name="P2"><text:span text:style-name="Default_20_Paragraph_20_Font"><text:span text:style-name="T2"><draw:g text:anchor-type="as-char" draw:z-index="11" draw:name="Group 4771" draw:style-name="gr10"><draw:custom-shape draw:name="Rectangle 45" draw:style-name="gr9" draw:text-style-name="P56" svg:width="9.572cm" svg:height="0.482cm" svg:x="0cm" svg:y="0.577cm"><text:p text:style-name="P55">Las siguientes clases deben colocarse dentro</text:p><draw:enhanced-geometry svg:viewBox="0 0 21600 21600" draw:type="non-primitive" draw:enhanced-path="M 0 0 L 21600 0 21600 21600 0 21600 Z N"/></draw:custom-shape><draw:custom-shape draw:name="Shape 46" draw:style-name="gr3" draw:text-style-name="P52" svg:width="2.752cm" svg:height="0.503cm" svg:x="7.25cm" svg:y="0.476cm"><text:p/><draw:enhanced-geometry svg:viewBox="0 0 990600 180975" draw:text-areas="?f8 ?f10 ?f9 ?f11" draw:type="non-primitive" draw:enhanced-path="M 28575 0 L 962025 0 C 965814 0 969459 725 972960 2175 976460 3625 979550 5690 982230 8369 984909 11048 986974 14138 988424 17639 989874 21140 990599 24785 990600 28575 L 990600 152400 C 990599 156189 989874 159834 988424 163335 986974 166836 984909 169926 982230 172605 979550 175285 976460 177349 972959 178800 969459 180250 965814 180975 962025 180975 L 28575 180975 C 24785 180975 21140 180250 17639 178800 14139 177349 11048 175285 8369 172605 5690 169926 3625 166836 2175 163335 725 159834 0 156189 0 152400 L 0 28575 C 0 24785 725 21140 2175 17639 3625 14138 5690 11048 8369 8369 11048 5690 14139 3625 17639 2175 21140 725 24785 0 2857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0600"/><draw:equation draw:name="f7" draw:formula="?f4 / 180975"/><draw:equation draw:name="f8" draw:formula="0 / ?f6"/><draw:equation draw:name="f9" draw:formula="990600 / ?f6"/><draw:equation draw:name="f10" draw:formula="0 / ?f7"/><draw:equation draw:name="f11" draw:formula="180975 / ?f7"/></draw:enhanced-geometry></draw:custom-shape><draw:custom-shape draw:name="Shape 47" draw:style-name="gr4" draw:text-style-name="P53" svg:width="2.724cm" svg:height="0.475cm" svg:x="7.264cm" svg:y="0.489cm"><text:p/><draw:enhanced-geometry svg:viewBox="0 0 981075 171450" draw:text-areas="?f8 ?f10 ?f9 ?f11" draw:type="non-primitive" draw:enhanced-path="M 0 147638 L 0 23813 C 0 20655 604 17617 1812 14699 3021 11782 4742 9207 6975 6974 9207 4742 11782 3021 14700 1812 17618 604 20655 0 23813 0 L 957263 0 C 960420 0 963458 604 966375 1812 969292 3021 971867 4742 974101 6974 976333 9207 978054 11782 979262 14699 980471 17617 981075 20655 981075 23813 L 981075 147638 C 981075 150795 980471 153832 979262 156750 978054 159667 976333 162242 974101 164476 971867 166708 969292 168429 966375 169637 963458 170846 960420 171450 957263 171450 L 23813 171450 C 20655 171450 17618 170846 14700 169637 11782 168429 9207 166708 6975 164476 4742 162242 3021 159667 1812 156750 604 153832 0 150795 0 14763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1075"/><draw:equation draw:name="f7" draw:formula="?f4 / 171450"/><draw:equation draw:name="f8" draw:formula="0 / ?f6"/><draw:equation draw:name="f9" draw:formula="981075 / ?f6"/><draw:equation draw:name="f10" draw:formula="0 / ?f7"/><draw:equation draw:name="f11" draw:formula="171450 / ?f7"/></draw:enhanced-geometry></draw:custom-shape><draw:custom-shape draw:name="Rectangle 48" draw:style-name="gr9" draw:text-style-name="P56" svg:width="3.25cm" svg:height="0.489cm" svg:x="7.408cm" svg:y="0.572cm"><text:p text:style-name="P55"><text:span text:style-name="T16">reviews.data</text:span></text:p><draw:enhanced-geometry svg:viewBox="0 0 21600 21600" draw:type="non-primitive" draw:enhanced-path="M 0 0 L 21600 0 21600 21600 0 21600 Z N"/></draw:custom-shape><draw:custom-shape draw:name="Rectangle 49" draw:style-name="gr9" draw:text-style-name="P56" svg:width="2.052cm" svg:height="0.482cm" svg:x="10.063cm" svg:y="0.577cm"><text:p text:style-name="P55"><text:s/>paquete.</text:p><draw:enhanced-geometry svg:viewBox="0 0 21600 21600" draw:type="non-primitive" draw:enhanced-path="M 0 0 L 21600 0 21600 21600 0 21600 Z N"/></draw:custom-shape><draw:custom-shape draw:name="Shape 5151" draw:style-name="gr34" draw:text-style-name="P51" svg:width="17.992cm" svg:height="0.025cm" svg:x="0cm" svg:y="0cm"><text:p/><draw:enhanced-geometry svg:viewBox="0 0 6476999 9525" draw:text-areas="?f8 ?f10 ?f9 ?f11" draw:type="non-primitive" draw:enhanced-path="M 0 0 L 6476999 0 6476999 9525 0 9525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76999"/><draw:equation draw:name="f7" draw:formula="?f4 / 9525"/><draw:equation draw:name="f8" draw:formula="0 / ?f6"/><draw:equation draw:name="f9" draw:formula="6476999 / ?f6"/><draw:equation draw:name="f10" draw:formula="0 / ?f7"/><draw:equation draw:name="f11" draw:formula="9525 / ?f7"/></draw:enhanced-geometry></draw:custom-shape></draw:g></text:span></text:span></text:p>
      <text:h text:style-name="P29" text:outline-level="2"><text:span text:style-name="T8">T</text:span>ipos de negocios</text:h>
      <text:p text:style-name="P12">Vamos a definir una clase abstracta padre llamada <text:span text:style-name="T5">Business</text:span>. De cada negocio, queremos almacenar su nombre y ubicación (nombre de la ciudad). Defina un constructor parametrizado, junto con los getters y setters correspondientes, y anule el método toString para devolver el nombre comercial con la ubicación entre paréntesis. Por ejemplo:</text:p>
      <text:p text:style-name="P4"><text:span text:style-name="Default_20_Paragraph_20_Font"><text:span text:style-name="T2"><draw:g text:anchor-type="as-char" draw:z-index="12" draw:name="Group 4766" draw:style-name="gr10"><draw:custom-shape draw:name="Shape 15" draw:style-name="gr8" draw:text-style-name="P53" svg:width="17.964cm" svg:height="1.721cm" svg:x="0cm" svg:y="0cm"><text:p/><draw:enhanced-geometry svg:viewBox="0 0 6467474 619125" draw:text-areas="?f8 ?f10 ?f9 ?f11" draw:type="non-primitive" draw:enhanced-path="M 0 595313 L 0 23813 C 0 20655 604 17617 1813 14700 3021 11782 4742 9207 6975 6975 9207 4742 11783 3021 14700 1812 17617 604 20655 0 23813 0 L 6443662 0 C 6446820 0 6449857 604 6452775 1812 6455691 3021 6458267 4742 6460500 6975 6462733 9207 6464454 11782 6465662 14700 6466870 17617 6467474 20655 6467474 23813 L 6467474 595313 C 6467474 598470 6466870 601507 6465662 604425 6464454 607342 6462733 609917 6460500 612150 6458267 614383 6455691 616104 6452775 617312 6449857 618520 6446820 619124 6443662 619125 L 23813 619125 C 20655 619124 17617 618520 14700 617312 11783 616104 9207 614383 6975 612150 4742 609917 3021 607342 1813 604425 604 601507 0 598470 0 59531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67474"/><draw:equation draw:name="f7" draw:formula="?f4 / 619125"/><draw:equation draw:name="f8" draw:formula="0 / ?f6"/><draw:equation draw:name="f9" draw:formula="6467474 / ?f6"/><draw:equation draw:name="f10" draw:formula="0 / ?f7"/><draw:equation draw:name="f11" draw:formula="619125 / ?f7"/></draw:enhanced-geometry></draw:custom-shape><draw:custom-shape draw:name="Rectangle 64" draw:style-name="gr9" draw:text-style-name="P56" svg:width="7.042cm" svg:height="0.489cm" svg:x="0.609cm" svg:y="0.716cm"><text:p text:style-name="P55"><text:span text:style-name="T14">Giovanni Pizzeria (London)</text:span></text:p><draw:enhanced-geometry svg:viewBox="0 0 21600 21600" draw:type="non-primitive" draw:enhanced-path="M 0 0 L 21600 0 21600 21600 0 21600 Z N"/></draw:custom-shape><draw:custom-shape draw:name="Rectangle 65" draw:style-name="gr9" draw:text-style-name="P56" svg:width="0.271cm" svg:height="0.489cm" svg:x="5.904cm" svg:y="0.716cm"><text:p text:style-name="P55"><text:span text:style-name="T14"><text:s/></text:span></text:p><draw:enhanced-geometry svg:viewBox="0 0 21600 21600" draw:type="non-primitive" draw:enhanced-path="M 0 0 L 21600 0 21600 21600 0 21600 Z N"/></draw:custom-shape></draw:g></text:span></text:span></text:p>
      <text:p text:style-name="P16">A partir de esta clase padre, vamos a definir tres subtipos diferentes:</text:p>
      <text:list xml:id="list2700705256" text:style-name="L2">
        <text:list-item>
          <text:p text:style-name="P34">Restaurantes (en una clase llamada <text:span text:style-name="T5">Restaurante</text:span>). En este caso queremos almacenar el tipo de comida (italiana, mediterránea...) como un atributo adicional. Defina el constructor y el getter/setter adecuado y anule el método toString para especificar que este negocio es un restaurante, junto con el tipo de comida. Por ejemplo:</text:p>
        </text:list-item>
      </text:list>
      <text:p text:style-name="P8"><text:span text:style-name="Default_20_Paragraph_20_Font"><text:span text:style-name="T2"><draw:g text:anchor-type="as-char" draw:z-index="13" draw:name="Group 4767" draw:style-name="gr10"><draw:custom-shape draw:name="Shape 17" draw:style-name="gr8" draw:text-style-name="P53" svg:width="17.964cm" svg:height="1.721cm" svg:x="0cm" svg:y="0cm"><text:p/><draw:enhanced-geometry svg:viewBox="0 0 6467474 619125" draw:mirror-horizontal="false" draw:mirror-vertical="false" draw:text-areas="?f8 ?f10 ?f9 ?f11" draw:type="non-primitive" draw:enhanced-path="M 0 595313 L 0 23813 C 0 20655 604 17618 1813 14700 3021 11782 4742 9207 6975 6974 9207 4742 11783 3021 14700 1812 17617 605 20655 0 23813 0 L 6443662 0 C 6446820 0 6449857 605 6452775 1812 6455691 3021 6458267 4742 6460500 6974 6462733 9207 6464454 11782 6465662 14699 6466870 17617 6467474 20655 6467474 23813 L 6467474 595313 C 6467474 598470 6466870 601507 6465662 604424 6464454 607341 6462733 609917 6460500 612150 6458267 614383 6455691 616103 6452775 617311 6449857 618520 6446820 619124 6443662 619125 L 23813 619125 C 20655 619124 17617 618520 14700 617310 11783 616103 9207 614383 6975 612150 4742 609917 3021 607341 1813 604424 604 601507 0 598470 0 59531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67474"/><draw:equation draw:name="f7" draw:formula="?f4 / 619125"/><draw:equation draw:name="f8" draw:formula="0 / ?f6"/><draw:equation draw:name="f9" draw:formula="6467474 / ?f6"/><draw:equation draw:name="f10" draw:formula="0 / ?f7"/><draw:equation draw:name="f11" draw:formula="619125 / ?f7"/></draw:enhanced-geometry></draw:custom-shape><draw:custom-shape draw:name="Rectangle 110" draw:style-name="gr12" draw:text-style-name="P57" svg:width="12.731cm" svg:height="0.489cm" svg:x="0.609cm" svg:y="0.716cm"><text:p text:style-name="P55"><text:span text:style-name="T14">Restaurant Giovanni Pizzeria (London) - italian</text:span></text:p><draw:enhanced-geometry svg:viewBox="0 0 21600 21600" draw:mirror-horizontal="false" draw:mirror-vertical="false" draw:type="non-primitive" draw:enhanced-path="M 0 0 L 21600 0 21600 21600 0 21600 Z N"/></draw:custom-shape><draw:custom-shape draw:name="Rectangle 111" draw:style-name="gr13" draw:text-style-name="P57" svg:width="0.271cm" svg:height="0.489cm" svg:x="10.179cm" svg:y="0.716cm"><text:p text:style-name="P55"><text:span text:style-name="T14"><text:s/></text:span></text:p><draw:enhanced-geometry svg:viewBox="0 0 21600 21600" draw:mirror-horizontal="false" draw:mirror-vertical="false" draw:type="non-primitive" draw:enhanced-path="M 0 0 L 21600 0 21600 21600 0 21600 Z N"/></draw:custom-shape><draw:custom-shape draw:name="Shape 112" draw:style-name="gr5" draw:text-style-name="P54" svg:width="0.131cm" svg:height="0.131cm" svg:x="0.332cm" svg:y="2.342cm"><text:p/><draw:enhanced-geometry svg:viewBox="0 0 47625 47625" draw:mirror-horizontal="false" draw:mirror-vertical="false" draw:text-areas="?f8 ?f10 ?f9 ?f11" draw:type="non-primitive" draw:enhanced-path="M 23813 0 C 26970 0 30008 604 32925 1812 35842 3021 38418 4741 40650 6974 42883 9206 44604 11781 45812 14699 47021 17617 47625 20654 47625 23813 47625 26970 47021 30007 45812 32924 44604 35841 42883 38417 40650 40650 38418 42883 35842 44603 32925 45812 30008 47020 26970 47624 23813 47625 20655 47624 17617 47020 14700 45812 11783 44603 9207 42883 6975 40650 4742 38417 3021 35841 1813 32924 604 30007 0 26970 0 23813 0 20654 604 17617 1813 14698 3021 11781 4742 9206 6975 6974 9207 4741 11782 3020 14700 1812 17617 604 20655 0 2381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draw:name="Rectangle 113" draw:style-name="gr14" draw:text-style-name="P57" svg:width="2.802cm" svg:height="0.482cm" svg:x="0.781cm" svg:y="2.284cm"><text:p text:style-name="P55">Hairdressers </text:p><draw:enhanced-geometry svg:viewBox="0 0 21600 21600" draw:mirror-horizontal="false" draw:mirror-vertical="false" draw:type="non-primitive" draw:enhanced-path="M 0 0 L 21600 0 21600 21600 0 21600 Z N"/></draw:custom-shape><draw:custom-shape draw:name="Rectangle 4717" draw:style-name="gr15" draw:text-style-name="P57" svg:width="0.149cm" svg:height="0.482cm" svg:x="2.967cm" svg:y="2.284cm"><text:p text:style-name="P55">(</text:p><draw:enhanced-geometry svg:viewBox="0 0 21600 21600" draw:mirror-horizontal="false" draw:mirror-vertical="false" draw:type="non-primitive" draw:enhanced-path="M 0 0 L 21600 0 21600 21600 0 21600 Z N"/></draw:custom-shape><draw:custom-shape draw:name="Rectangle 4718" draw:style-name="gr16" draw:text-style-name="P57" svg:width="0.533cm" svg:height="0.482cm" svg:x="3.078cm" svg:y="2.284cm"><text:p text:style-name="P55">in </text:p><draw:enhanced-geometry svg:viewBox="0 0 21600 21600" draw:mirror-horizontal="false" draw:mirror-vertical="false" draw:type="non-primitive" draw:enhanced-path="M 0 0 L 21600 0 21600 21600 0 21600 Z N"/></draw:custom-shape><draw:custom-shape draw:name="Rectangle 115" draw:style-name="gr17" draw:text-style-name="P57" svg:width="0.385cm" svg:height="0.482cm" svg:x="3.558cm" svg:y="2.284cm"><text:p text:style-name="P55">a </text:p><draw:enhanced-geometry svg:viewBox="0 0 21600 21600" draw:mirror-horizontal="false" draw:mirror-vertical="false" draw:type="non-primitive" draw:enhanced-path="M 0 0 L 21600 0 21600 21600 0 21600 Z N"/></draw:custom-shape><draw:custom-shape draw:name="Rectangle 116" draw:style-name="gr18" draw:text-style-name="P57" svg:width="1.151cm" svg:height="0.482cm" svg:x="3.926cm" svg:y="2.284cm"><text:p text:style-name="P55">class </text:p><draw:enhanced-geometry svg:viewBox="0 0 21600 21600" draw:mirror-horizontal="false" draw:mirror-vertical="false" draw:type="non-primitive" draw:enhanced-path="M 0 0 L 21600 0 21600 21600 0 21600 Z N"/></draw:custom-shape><draw:custom-shape draw:name="Rectangle 117" draw:style-name="gr19" draw:text-style-name="P57" svg:width="1.4cm" svg:height="0.482cm" svg:x="4.872cm" svg:y="2.284cm"><text:p text:style-name="P55">called </text:p><draw:enhanced-geometry svg:viewBox="0 0 21600 21600" draw:mirror-horizontal="false" draw:mirror-vertical="false" draw:type="non-primitive" draw:enhanced-path="M 0 0 L 21600 0 21600 21600 0 21600 Z N"/></draw:custom-shape><draw:custom-shape draw:name="Rectangle 118" draw:style-name="gr20" draw:text-style-name="P57" svg:width="2.638cm" svg:height="0.482cm" svg:x="6.003cm" svg:y="2.284cm"><text:p text:style-name="P55"><text:span text:style-name="T15">Hairdresser</text:span></text:p><draw:enhanced-geometry svg:viewBox="0 0 21600 21600" draw:mirror-horizontal="false" draw:mirror-vertical="false" draw:type="non-primitive" draw:enhanced-path="M 0 0 L 21600 0 21600 21600 0 21600 Z N"/></draw:custom-shape><draw:custom-shape draw:name="Rectangle 4719" draw:style-name="gr15" draw:text-style-name="P57" svg:width="0.149cm" svg:height="0.482cm" svg:x="7.987cm" svg:y="2.284cm"><text:p text:style-name="P55">)</text:p><draw:enhanced-geometry svg:viewBox="0 0 21600 21600" draw:mirror-horizontal="false" draw:mirror-vertical="false" draw:type="non-primitive" draw:enhanced-path="M 0 0 L 21600 0 21600 21600 0 21600 Z N"/></draw:custom-shape><draw:custom-shape draw:name="Rectangle 4720" draw:style-name="gr21" draw:text-style-name="P57" svg:width="0.242cm" svg:height="0.482cm" svg:x="8.098cm" svg:y="2.284cm"><text:p text:style-name="P55">. </text:p><draw:enhanced-geometry svg:viewBox="0 0 21600 21600" draw:mirror-horizontal="false" draw:mirror-vertical="false" draw:type="non-primitive" draw:enhanced-path="M 0 0 L 21600 0 21600 21600 0 21600 Z N"/></draw:custom-shape><draw:custom-shape draw:name="Rectangle 120" draw:style-name="gr22" draw:text-style-name="P57" svg:width="0.833cm" svg:height="0.482cm" svg:x="8.361cm" svg:y="2.284cm"><text:p text:style-name="P55">We </text:p><draw:enhanced-geometry svg:viewBox="0 0 21600 21600" draw:mirror-horizontal="false" draw:mirror-vertical="false" draw:type="non-primitive" draw:enhanced-path="M 0 0 L 21600 0 21600 21600 0 21600 Z N"/></draw:custom-shape><draw:custom-shape draw:name="Rectangle 121" draw:style-name="gr23" draw:text-style-name="P57" svg:width="1.22cm" svg:height="0.482cm" svg:x="9.066cm" svg:y="2.284cm"><text:p text:style-name="P55">need </text:p><draw:enhanced-geometry svg:viewBox="0 0 21600 21600" draw:mirror-horizontal="false" draw:mirror-vertical="false" draw:type="non-primitive" draw:enhanced-path="M 0 0 L 21600 0 21600 21600 0 21600 Z N"/></draw:custom-shape><draw:custom-shape draw:name="Rectangle 122" draw:style-name="gr24" draw:text-style-name="P57" svg:width="0.592cm" svg:height="0.482cm" svg:x="10.061cm" svg:y="2.284cm"><text:p text:style-name="P55">to </text:p><draw:enhanced-geometry svg:viewBox="0 0 21600 21600" draw:mirror-horizontal="false" draw:mirror-vertical="false" draw:type="non-primitive" draw:enhanced-path="M 0 0 L 21600 0 21600 21600 0 21600 Z N"/></draw:custom-shape><draw:custom-shape draw:name="Rectangle 123" draw:style-name="gr25" draw:text-style-name="P57" svg:width="1.303cm" svg:height="0.482cm" svg:x="10.585cm" svg:y="2.284cm"><text:p text:style-name="P55">know </text:p><draw:enhanced-geometry svg:viewBox="0 0 21600 21600" draw:mirror-horizontal="false" draw:mirror-vertical="false" draw:type="non-primitive" draw:enhanced-path="M 0 0 L 21600 0 21600 21600 0 21600 Z N"/></draw:custom-shape><draw:custom-shape draw:name="Rectangle 124" draw:style-name="gr26" draw:text-style-name="P57" svg:width="0.408cm" svg:height="0.482cm" svg:x="11.643cm" svg:y="2.284cm"><text:p text:style-name="P55">if </text:p><draw:enhanced-geometry svg:viewBox="0 0 21600 21600" draw:mirror-horizontal="false" draw:mirror-vertical="false" draw:type="non-primitive" draw:enhanced-path="M 0 0 L 21600 0 21600 21600 0 21600 Z N"/></draw:custom-shape><draw:custom-shape draw:name="Rectangle 125" draw:style-name="gr27" draw:text-style-name="P57" svg:width="0.909cm" svg:height="0.482cm" svg:x="12.031cm" svg:y="2.284cm"><text:p text:style-name="P55">this </text:p><draw:enhanced-geometry svg:viewBox="0 0 21600 21600" draw:mirror-horizontal="false" draw:mirror-vertical="false" draw:type="non-primitive" draw:enhanced-path="M 0 0 L 21600 0 21600 21600 0 21600 Z N"/></draw:custom-shape><draw:custom-shape draw:name="Rectangle 126" draw:style-name="gr28" draw:text-style-name="P57" svg:width="2.521cm" svg:height="0.482cm" svg:x="12.793cm" svg:y="2.284cm"><text:p text:style-name="P55">hairdresser </text:p><draw:enhanced-geometry svg:viewBox="0 0 21600 21600" draw:mirror-horizontal="false" draw:mirror-vertical="false" draw:type="non-primitive" draw:enhanced-path="M 0 0 L 21600 0 21600 21600 0 21600 Z N"/></draw:custom-shape><draw:custom-shape draw:name="Rectangle 127" draw:style-name="gr29" draw:text-style-name="P57" svg:width="0.463cm" svg:height="0.482cm" svg:x="14.769cm" svg:y="2.284cm"><text:p text:style-name="P55">is </text:p><draw:enhanced-geometry svg:viewBox="0 0 21600 21600" draw:mirror-horizontal="false" draw:mirror-vertical="false" draw:type="non-primitive" draw:enhanced-path="M 0 0 L 21600 0 21600 21600 0 21600 Z N"/></draw:custom-shape><draw:custom-shape draw:name="Rectangle 128" draw:style-name="gr30" draw:text-style-name="P57" svg:width="1.505cm" svg:height="0.482cm" svg:x="15.196cm" svg:y="2.284cm"><text:p text:style-name="P55">unisex </text:p><draw:enhanced-geometry svg:viewBox="0 0 21600 21600" draw:mirror-horizontal="false" draw:mirror-vertical="false" draw:type="non-primitive" draw:enhanced-path="M 0 0 L 21600 0 21600 21600 0 21600 Z N"/></draw:custom-shape><draw:custom-shape draw:name="Rectangle 129" draw:style-name="gr31" draw:text-style-name="P57" svg:width="0.595cm" svg:height="0.482cm" svg:x="16.408cm" svg:y="2.284cm"><text:p text:style-name="P55">or </text:p><draw:enhanced-geometry svg:viewBox="0 0 21600 21600" draw:mirror-horizontal="false" draw:mirror-vertical="false" draw:type="non-primitive" draw:enhanced-path="M 0 0 L 21600 0 21600 21600 0 21600 Z N"/></draw:custom-shape><draw:custom-shape draw:name="Rectangle 130" draw:style-name="gr32" draw:text-style-name="P57" svg:width="0.869cm" svg:height="0.482cm" svg:x="16.933cm" svg:y="2.284cm"><text:p text:style-name="P55">not </text:p><draw:enhanced-geometry svg:viewBox="0 0 21600 21600" draw:mirror-horizontal="false" draw:mirror-vertical="false" draw:type="non-primitive" draw:enhanced-path="M 0 0 L 21600 0 21600 21600 0 21600 Z N"/></draw:custom-shape><draw:custom-shape draw:name="Rectangle 4715" draw:style-name="gr15" draw:text-style-name="P57" svg:width="0.149cm" svg:height="0.482cm" svg:x="17.667cm" svg:y="2.284cm"><text:p text:style-name="P55">(</text:p><draw:enhanced-geometry svg:viewBox="0 0 21600 21600" draw:mirror-horizontal="false" draw:mirror-vertical="false" draw:type="non-primitive" draw:enhanced-path="M 0 0 L 21600 0 21600 21600 0 21600 Z N"/></draw:custom-shape><draw:custom-shape draw:name="Rectangle 4716" draw:style-name="gr33" draw:text-style-name="P57" svg:width="0.251cm" svg:height="0.482cm" svg:x="17.778cm" svg:y="2.284cm"><text:p text:style-name="P55">a</text:p><draw:enhanced-geometry svg:viewBox="0 0 21600 21600" draw:mirror-horizontal="false" draw:mirror-vertical="false" draw:type="non-primitive" draw:enhanced-path="M 0 0 L 21600 0 21600 21600 0 21600 Z N"/></draw:custom-shape></draw:g></text:span></text:span></text:p>
      <text:list xml:id="list2287064922" text:style-name="L3">
        <text:list-item>
          <text:p text:style-name="P35">Peluqueros (en una clase llamada <text:span text:style-name="T5">Peluquero</text:span>). Necesitamos saber si esta peluquera es unisex o no (una valor booleano). Defina el constructor y el getter/setter correspondientes, y anule el método toString para especificar que este negocio es una peluquería, indicando si es unisex o no. Por ejemplo:</text:p>
        </text:list-item>
      </text:list>
      <text:p text:style-name="P5"><text:soft-page-break/><text:span text:style-name="Default_20_Paragraph_20_Font"><text:span text:style-name="T2"><draw:g text:anchor-type="as-char" draw:z-index="14" draw:name="Group 4768" draw:style-name="gr10"><draw:custom-shape draw:name="Shape 19" draw:style-name="gr8" draw:text-style-name="P53" svg:width="17.964cm" svg:height="1.721cm" svg:x="0cm" svg:y="0cm"><text:p/><draw:enhanced-geometry svg:viewBox="0 0 6467474 619125" draw:text-areas="?f8 ?f10 ?f9 ?f11" draw:type="non-primitive" draw:enhanced-path="M 0 595313 L 0 23813 C 0 20654 604 17617 1813 14698 3021 11781 4742 9206 6975 6973 9207 4741 11783 3020 14700 1812 17617 604 20655 0 23813 0 L 6443662 0 C 6446820 0 6449857 604 6452775 1812 6455691 3020 6458267 4741 6460500 6973 6462733 9206 6464454 11781 6465662 14698 6466870 17617 6467474 20654 6467474 23813 L 6467474 595313 C 6467474 598470 6466870 601507 6465662 604424 6464454 607341 6462733 609916 6460500 612150 6458267 614383 6455691 616104 6452775 617312 6449857 618520 6446820 619124 6443662 619125 L 23813 619125 C 20655 619124 17617 618520 14700 617312 11783 616104 9207 614383 6975 612150 4742 609916 3021 607341 1813 604424 604 601507 0 598470 0 59531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67474"/><draw:equation draw:name="f7" draw:formula="?f4 / 619125"/><draw:equation draw:name="f8" draw:formula="0 / ?f6"/><draw:equation draw:name="f9" draw:formula="6467474 / ?f6"/><draw:equation draw:name="f10" draw:formula="0 / ?f7"/><draw:equation draw:name="f11" draw:formula="619125 / ?f7"/></draw:enhanced-geometry></draw:custom-shape><draw:custom-shape draw:name="Rectangle 140" draw:style-name="gr9" draw:text-style-name="P56" svg:width="11.918cm" svg:height="0.489cm" svg:x="0.609cm" svg:y="0.716cm"><text:p text:style-name="P55"><text:span text:style-name="T14">Hairdresser John &amp; Mary (Edinburgh) - unisex</text:span></text:p><draw:enhanced-geometry svg:viewBox="0 0 21600 21600" draw:type="non-primitive" draw:enhanced-path="M 0 0 L 21600 0 21600 21600 0 21600 Z N"/></draw:custom-shape><draw:custom-shape draw:name="Rectangle 141" draw:style-name="gr9" draw:text-style-name="P56" svg:width="0.271cm" svg:height="0.489cm" svg:x="9.569cm" svg:y="0.716cm"><text:p text:style-name="P55"><text:span text:style-name="T14"><text:s/></text:span></text:p><draw:enhanced-geometry svg:viewBox="0 0 21600 21600" draw:type="non-primitive" draw:enhanced-path="M 0 0 L 21600 0 21600 21600 0 21600 Z N"/></draw:custom-shape></draw:g></text:span></text:span></text:p>
      <text:p text:style-name="P17"><draw:custom-shape text:anchor-type="paragraph" draw:z-index="15" draw:name="Group 4156" draw:style-name="gr11" draw:text-style-name="P54" svg:width="0.131cm" svg:height="0.131cm" svg:x="0cm" svg:y="0cm"><text:p/><draw:enhanced-geometry svg:viewBox="0 0 47625 47625" draw:text-areas="?f8 ?f10 ?f9 ?f11" draw:type="non-primitive" draw:enhanced-path="M 23813 0 C 26970 0 30008 604 32925 1812 35842 3021 38418 4741 40650 6974 42883 9206 44604 11781 45812 14699 47021 17616 47625 20654 47625 23813 47625 26970 47021 30007 45812 32924 44604 35841 42883 38416 40650 40650 38418 42883 35842 44603 32925 45812 30008 47020 26970 47624 23813 47625 20655 47624 17617 47020 14700 45812 11783 44603 9207 42883 6975 40650 4742 38416 3021 35841 1813 32924 604 30007 0 26970 0 23813 0 20654 604 17616 1813 14698 3021 11781 4742 9206 6975 6974 9207 4741 11782 3020 14700 1812 17617 604 20655 0 2381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text:s/>Garajes (en una clase llamada <text:span text:style-name="T5">Garaje</text:span>). Añadimos el precio por hora de la mano de obra en euros (número de punto flotante) como su atributo particular, junto con el constructor y getter/setter. El método toString debe anularse para mostrar que este negocio es un garaje, junto con el precio por hora. Por ejemplo:</text:p>
      <text:p text:style-name="P4"><text:span text:style-name="Default_20_Paragraph_20_Font"><text:span text:style-name="T2"><draw:g text:anchor-type="as-char" draw:z-index="16" draw:name="Group 4153" draw:style-name="gr10"><draw:custom-shape draw:name="Shape 178" draw:style-name="gr8" draw:text-style-name="P53" svg:width="17.964cm" svg:height="1.721cm" svg:x="0cm" svg:y="0cm"><text:p/><draw:enhanced-geometry svg:viewBox="0 0 6467474 619125" draw:text-areas="?f8 ?f10 ?f9 ?f11" draw:type="non-primitive" draw:enhanced-path="M 0 595313 L 0 23813 C 0 20653 604 17615 1813 14698 3021 11781 4742 9206 6975 6974 9207 4740 11783 3021 14700 1812 17617 605 20655 0 23813 0 L 6443662 0 C 6446820 0 6449857 603 6452775 1812 6455691 3019 6458267 4740 6460500 6974 6462733 9206 6464454 11781 6465662 14698 6466870 17615 6467474 20653 6467474 23813 L 6467474 595313 C 6467474 598469 6466870 601506 6465662 604424 6464454 607340 6462733 609916 6460500 612149 6458267 614382 6455691 616103 6452775 617311 6449857 618519 6446820 619123 6443662 619125 L 23813 619125 C 20655 619123 17617 618519 14700 617311 11783 616103 9207 614382 6975 612149 4742 609916 3021 607340 1813 604424 604 601506 0 598469 0 59531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67474"/><draw:equation draw:name="f7" draw:formula="?f4 / 619125"/><draw:equation draw:name="f8" draw:formula="0 / ?f6"/><draw:equation draw:name="f9" draw:formula="6467474 / ?f6"/><draw:equation draw:name="f10" draw:formula="0 / ?f7"/><draw:equation draw:name="f11" draw:formula="619125 / ?f7"/></draw:enhanced-geometry></draw:custom-shape><draw:custom-shape draw:name="Rectangle 195" draw:style-name="gr9" draw:text-style-name="P56" svg:width="10.021cm" svg:height="0.489cm" svg:x="0.609cm" svg:y="0.716cm"><text:p text:style-name="P55"><text:span text:style-name="T14">Garage Road 66 (Liverpool) - 30 eur/h</text:span></text:p><draw:enhanced-geometry svg:viewBox="0 0 21600 21600" draw:type="non-primitive" draw:enhanced-path="M 0 0 L 21600 0 21600 21600 0 21600 Z N"/></draw:custom-shape><draw:custom-shape draw:name="Rectangle 196" draw:style-name="gr9" draw:text-style-name="P56" svg:width="0.271cm" svg:height="0.489cm" svg:x="8.144cm" svg:y="0.716cm"><text:p text:style-name="P55"><text:span text:style-name="T14"><text:s/></text:span></text:p><draw:enhanced-geometry svg:viewBox="0 0 21600 21600" draw:type="non-primitive" draw:enhanced-path="M 0 0 L 21600 0 21600 21600 0 21600 Z N"/></draw:custom-shape></draw:g></text:span></text:span></text:p>
      <text:p text:style-name="P13">Estas subclases deben basarse en la clase principal tanto como sea posible (constructores, métodos anulados, etc.).</text:p>
      <text:h text:style-name="P29" text:outline-level="2">Usuarios</text:h>
      <text:p text:style-name="P14">Habrá una clase de <text:span text:style-name="T5">usuario</text:span> para almacenar la información de los usuarios registrados: solo se necesita el nombre de usuario y la contraseña, así que defina el constructor y los captadores correspondientes (no se necesitan setters ni el método toString aquí).</text:p>
      <text:h text:style-name="P29" text:outline-level="2">Reseñas</text:h>
      <text:p text:style-name="P12">Finalmente, habrá una clase de <text:span text:style-name="T5">Revisión</text:span> para almacenar las diferentes revisiones. Cada opinión debe tener un usuario asociado (un usuario por opinión), junto con el comentario (texto) y la calificación (número entero entre 0 y 5, ambos incluidos). Defina el constructor para especificar estos tres valores (objeto de usuario, comentario y calificación), los captadores/establecedores correspondientes y un método toString que imprime la información de la revisión de esta manera:</text:p>
      <text:p text:style-name="P4"><text:span text:style-name="Default_20_Paragraph_20_Font"><text:span text:style-name="T2"><draw:g text:anchor-type="as-char" draw:z-index="17" draw:name="Group 4154" draw:style-name="gr10"><draw:custom-shape draw:name="Shape 180" draw:style-name="gr8" draw:text-style-name="P53" svg:width="17.964cm" svg:height="2.724cm" svg:x="0cm" svg:y="0cm"><text:p/><draw:enhanced-geometry svg:viewBox="0 0 6467474 981075" draw:text-areas="?f8 ?f10 ?f9 ?f11" draw:type="non-primitive" draw:enhanced-path="M 0 957263 L 0 23813 C 0 20655 604 17616 1813 14698 3021 11781 4742 9207 6975 6973 9207 4739 11783 3020 14700 1812 17617 605 20655 0 23813 0 L 6443662 0 C 6446820 0 6449857 605 6452775 1812 6455691 3020 6458267 4739 6460500 6973 6462733 9207 6464454 11781 6465662 14698 6466870 17616 6467474 20655 6467474 23813 L 6467474 957263 C 6467474 960420 6466870 963456 6465662 966374 6464454 969290 6462733 971866 6460500 974099 6458267 976331 6455691 978052 6452775 979261 6449857 980469 6446820 981075 6443662 981075 L 23813 981075 C 20655 981075 17617 980469 14700 979261 11783 978052 9207 976331 6975 974099 4742 971866 3021 969290 1813 966374 604 963456 0 960420 0 95726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67474"/><draw:equation draw:name="f7" draw:formula="?f4 / 981075"/><draw:equation draw:name="f8" draw:formula="0 / ?f6"/><draw:equation draw:name="f9" draw:formula="6467474 / ?f6"/><draw:equation draw:name="f10" draw:formula="0 / ?f7"/><draw:equation draw:name="f11" draw:formula="981075 / ?f7"/></draw:enhanced-geometry></draw:custom-shape><draw:custom-shape draw:name="Rectangle 223" draw:style-name="gr9" draw:text-style-name="P56" svg:width="2.708cm" svg:height="0.489cm" svg:x="0.609cm" svg:y="0.716cm"><text:p text:style-name="P55"><text:span text:style-name="T14">User login</text:span></text:p><draw:enhanced-geometry svg:viewBox="0 0 21600 21600" draw:type="non-primitive" draw:enhanced-path="M 0 0 L 21600 0 21600 21600 0 21600 Z N"/></draw:custom-shape><draw:custom-shape draw:name="Rectangle 224" draw:style-name="gr9" draw:text-style-name="P56" svg:width="0.271cm" svg:height="0.489cm" svg:x="2.646cm" svg:y="0.716cm"><text:p text:style-name="P55"><text:span text:style-name="T14"><text:s/></text:span></text:p><draw:enhanced-geometry svg:viewBox="0 0 21600 21600" draw:type="non-primitive" draw:enhanced-path="M 0 0 L 21600 0 21600 21600 0 21600 Z N"/></draw:custom-shape><draw:custom-shape draw:name="Rectangle 225" draw:style-name="gr9" draw:text-style-name="P56" svg:width="1.895cm" svg:height="0.489cm" svg:x="0.609cm" svg:y="1.221cm"><text:p text:style-name="P55"><text:span text:style-name="T14">Comment</text:span></text:p><draw:enhanced-geometry svg:viewBox="0 0 21600 21600" draw:type="non-primitive" draw:enhanced-path="M 0 0 L 21600 0 21600 21600 0 21600 Z N"/></draw:custom-shape><draw:custom-shape draw:name="Rectangle 226" draw:style-name="gr9" draw:text-style-name="P56" svg:width="0.271cm" svg:height="0.489cm" svg:x="2.034cm" svg:y="1.221cm"><text:p text:style-name="P55"><text:span text:style-name="T14"><text:s/></text:span></text:p><draw:enhanced-geometry svg:viewBox="0 0 21600 21600" draw:type="non-primitive" draw:enhanced-path="M 0 0 L 21600 0 21600 21600 0 21600 Z N"/></draw:custom-shape><draw:custom-shape draw:name="Rectangle 227" draw:style-name="gr9" draw:text-style-name="P56" svg:width="1.625cm" svg:height="0.489cm" svg:x="0.609cm" svg:y="1.723cm"><text:p text:style-name="P55"><text:span text:style-name="T14">Rating</text:span></text:p><draw:enhanced-geometry svg:viewBox="0 0 21600 21600" draw:type="non-primitive" draw:enhanced-path="M 0 0 L 21600 0 21600 21600 0 21600 Z N"/></draw:custom-shape><draw:custom-shape draw:name="Rectangle 228" draw:style-name="gr9" draw:text-style-name="P56" svg:width="0.271cm" svg:height="0.489cm" svg:x="1.829cm" svg:y="1.723cm"><text:p text:style-name="P55"><text:span text:style-name="T14"><text:s/></text:span></text:p><draw:enhanced-geometry svg:viewBox="0 0 21600 21600" draw:type="non-primitive" draw:enhanced-path="M 0 0 L 21600 0 21600 21600 0 21600 Z N"/></draw:custom-shape></draw:g></text:span></text:span></text:p>
      <text:p text:style-name="P12">Por ejemplo:</text:p>
      <text:p text:style-name="P6"><text:span text:style-name="Default_20_Paragraph_20_Font"><text:span text:style-name="T2"><draw:g text:anchor-type="as-char" draw:z-index="18" draw:name="Group 4155" draw:style-name="gr10"><draw:custom-shape draw:name="Shape 182" draw:style-name="gr8" draw:text-style-name="P53" svg:width="17.964cm" svg:height="2.724cm" svg:x="0cm" svg:y="0cm"><text:p/><draw:enhanced-geometry svg:viewBox="0 0 6467474 981075" draw:text-areas="?f8 ?f10 ?f9 ?f11" draw:type="non-primitive" draw:enhanced-path="M 0 957263 L 0 23813 C 0 20653 604 17614 1813 14697 3021 11779 4742 9206 6975 6973 9207 4739 11783 3020 14700 1812 17617 603 20655 0 23813 0 L 6443662 0 C 6446820 0 6449857 603 6452775 1811 6455691 3018 6458267 4739 6460500 6973 6462733 9206 6464454 11779 6465662 14697 6466870 17614 6467474 20653 6467474 23813 L 6467474 957263 C 6467474 960419 6466870 963456 6465662 966372 6464454 969290 6462733 971865 6460500 974099 6458267 976330 6455691 978050 6452775 979260 6449857 980469 6446820 981073 6443662 981075 L 23813 981075 C 20655 981073 17617 980469 14700 979260 11783 978050 9207 976330 6975 974099 4742 971865 3021 969290 1813 966372 604 963456 0 960419 0 95726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67474"/><draw:equation draw:name="f7" draw:formula="?f4 / 981075"/><draw:equation draw:name="f8" draw:formula="0 / ?f6"/><draw:equation draw:name="f9" draw:formula="6467474 / ?f6"/><draw:equation draw:name="f10" draw:formula="0 / ?f7"/><draw:equation draw:name="f11" draw:formula="981075 / ?f7"/></draw:enhanced-geometry></draw:custom-shape><draw:custom-shape draw:name="Rectangle 232" draw:style-name="gr9" draw:text-style-name="P56" svg:width="1.895cm" svg:height="0.489cm" svg:x="0.609cm" svg:y="0.716cm"><text:p text:style-name="P55"><text:span text:style-name="T14">john123</text:span></text:p><draw:enhanced-geometry svg:viewBox="0 0 21600 21600" draw:type="non-primitive" draw:enhanced-path="M 0 0 L 21600 0 21600 21600 0 21600 Z N"/></draw:custom-shape><draw:custom-shape draw:name="Rectangle 233" draw:style-name="gr9" draw:text-style-name="P56" svg:width="0.271cm" svg:height="0.489cm" svg:x="2.034cm" svg:y="0.716cm"><text:p text:style-name="P55"><text:span text:style-name="T14"><text:s/></text:span></text:p><draw:enhanced-geometry svg:viewBox="0 0 21600 21600" draw:type="non-primitive" draw:enhanced-path="M 0 0 L 21600 0 21600 21600 0 21600 Z N"/></draw:custom-shape><draw:custom-shape draw:name="Rectangle 234" draw:style-name="gr9" draw:text-style-name="P56" svg:width="21.668cm" svg:height="0.489cm" svg:x="0.609cm" svg:y="1.221cm"><text:p text:style-name="P55"><text:span text:style-name="T14">It's a fantastic restaurant. The food is really good and the staff is very kind.</text:span></text:p><draw:enhanced-geometry svg:viewBox="0 0 21600 21600" draw:type="non-primitive" draw:enhanced-path="M 0 0 L 21600 0 21600 21600 0 21600 Z N"/></draw:custom-shape><draw:custom-shape draw:name="Rectangle 235" draw:style-name="gr9" draw:text-style-name="P56" svg:width="0.271cm" svg:height="0.489cm" svg:x="16.902cm" svg:y="1.221cm"><text:p text:style-name="P55"><text:span text:style-name="T14"><text:s/></text:span></text:p><draw:enhanced-geometry svg:viewBox="0 0 21600 21600" draw:type="non-primitive" draw:enhanced-path="M 0 0 L 21600 0 21600 21600 0 21600 Z N"/></draw:custom-shape><draw:custom-shape draw:name="Rectangle 4089" draw:style-name="gr9" draw:text-style-name="P56" svg:width="0.271cm" svg:height="0.489cm" svg:x="0.609cm" svg:y="1.723cm"><text:p text:style-name="P55"><text:span text:style-name="T14">5</text:span></text:p><draw:enhanced-geometry svg:viewBox="0 0 21600 21600" draw:type="non-primitive" draw:enhanced-path="M 0 0 L 21600 0 21600 21600 0 21600 Z N"/></draw:custom-shape><draw:custom-shape draw:name="Rectangle 4091" draw:style-name="gr9" draw:text-style-name="P56" svg:width="0.271cm" svg:height="0.489cm" svg:x="0.811cm" svg:y="1.723cm"><text:p text:style-name="P55"><text:span text:style-name="T14">/</text:span></text:p><draw:enhanced-geometry svg:viewBox="0 0 21600 21600" draw:type="non-primitive" draw:enhanced-path="M 0 0 L 21600 0 21600 21600 0 21600 Z N"/></draw:custom-shape><draw:custom-shape draw:name="Rectangle 4090" draw:style-name="gr9" draw:text-style-name="P56" svg:width="0.271cm" svg:height="0.489cm" svg:x="1.016cm" svg:y="1.723cm"><text:p text:style-name="P55"><text:span text:style-name="T14">5</text:span></text:p><draw:enhanced-geometry svg:viewBox="0 0 21600 21600" draw:type="non-primitive" draw:enhanced-path="M 0 0 L 21600 0 21600 21600 0 21600 Z N"/></draw:custom-shape><draw:custom-shape draw:name="Rectangle 237" draw:style-name="gr9" draw:text-style-name="P56" svg:width="0.271cm" svg:height="0.489cm" svg:x="1.219cm" svg:y="1.723cm"><text:p text:style-name="P55"><text:span text:style-name="T14"><text:s/></text:span></text:p><draw:enhanced-geometry svg:viewBox="0 0 21600 21600" draw:type="non-primitive" draw:enhanced-path="M 0 0 L 21600 0 21600 21600 0 21600 Z N"/></draw:custom-shape></draw:g></text:span></text:span></text:p>
      <text:h text:style-name="P29" text:outline-level="2"><text:soft-page-break/>Asociación entre negocios y reseñas</text:h>
      <text:p text:style-name="P15">Cada negocio tendrá una variedad de reseñas como su atributo interno. Agréguelo a la clase abstracta principal y asígnelo en el constructor, junto con un captador para obtener esta matriz del negocio. Además, agregue un nuevo método a la clase Business llamado <text:span text:style-name="T5">reviewAverage</text:span>, sin parámetros; devolverá el promedio de las reseñas pertenecientes a este negocio</text:p>
      <text:p text:style-name="P15">El método toString de cada negocio ahora debe mostrar esta información adicional. Por ejemplo:</text:p>
      <text:p text:style-name="P7"><text:span text:style-name="Default_20_Paragraph_20_Font"><text:span text:style-name="T2"><draw:g text:anchor-type="as-char" svg:y="-0.224cm" draw:z-index="19" draw:name="Group 4407" draw:style-name="gr7"><draw:custom-shape draw:name="Shape 294" draw:style-name="gr8" draw:text-style-name="P53" svg:width="17.964cm" svg:height="2.223cm" svg:x="0cm" svg:y="0cm"><text:p/><draw:enhanced-geometry svg:viewBox="0 0 6467474 800100" draw:text-areas="?f8 ?f10 ?f9 ?f11" draw:type="non-primitive" draw:enhanced-path="M 0 776288 L 0 23813 C 0 20653 604 17616 1813 14698 3021 11781 4742 9206 6975 6973 9207 4739 11783 3018 14700 1811 17617 603 20655 0 23813 0 L 6443662 0 C 6446820 0 6449857 603 6452775 1811 6455691 3018 6458267 4739 6460500 6973 6462733 9206 6464454 11781 6465662 14698 6466870 17616 6467474 20653 6467474 23813 L 6467474 776288 C 6467474 779444 6466870 782481 6465662 785399 6464454 788316 6462733 790890 6460500 793124 6458267 795356 6455691 797077 6452775 798286 6449857 799494 6446820 800098 6443662 800100 L 23813 800100 C 20655 800098 17617 799494 14700 798286 11783 797077 9207 795356 6975 793124 4742 790890 3021 788316 1813 785399 604 782481 0 779444 0 77628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67474"/><draw:equation draw:name="f7" draw:formula="?f4 / 800100"/><draw:equation draw:name="f8" draw:formula="0 / ?f6"/><draw:equation draw:name="f9" draw:formula="6467474 / ?f6"/><draw:equation draw:name="f10" draw:formula="0 / ?f7"/><draw:equation draw:name="f11" draw:formula="800100 / ?f7"/></draw:enhanced-geometry></draw:custom-shape><draw:custom-shape draw:name="Rectangle 299" draw:style-name="gr9" draw:text-style-name="P56" svg:width="12.731cm" svg:height="0.489cm" svg:x="0.609cm" svg:y="0.716cm"><text:p text:style-name="P55"><text:span text:style-name="T14">Restaurant Giovanni Pizzeria (London) - italian</text:span></text:p><draw:enhanced-geometry svg:viewBox="0 0 21600 21600" draw:type="non-primitive" draw:enhanced-path="M 0 0 L 21600 0 21600 21600 0 21600 Z N"/></draw:custom-shape><draw:custom-shape draw:name="Rectangle 300" draw:style-name="gr9" draw:text-style-name="P56" svg:width="0.271cm" svg:height="0.489cm" svg:x="10.179cm" svg:y="0.716cm"><text:p text:style-name="P55"><text:span text:style-name="T14"><text:s/></text:span></text:p><draw:enhanced-geometry svg:viewBox="0 0 21600 21600" draw:type="non-primitive" draw:enhanced-path="M 0 0 L 21600 0 21600 21600 0 21600 Z N"/></draw:custom-shape><draw:custom-shape draw:name="Rectangle 301" draw:style-name="gr9" draw:text-style-name="P56" svg:width="5.959cm" svg:height="0.489cm" svg:x="0.609cm" svg:y="1.221cm"><text:p text:style-name="P55"><text:span text:style-name="T14"><text:s text:c="3"/></text:span><text:span text:style-name="T14">Review average: 4.3</text:span></text:p><draw:enhanced-geometry svg:viewBox="0 0 21600 21600" draw:type="non-primitive" draw:enhanced-path="M 0 0 L 21600 0 21600 21600 0 21600 Z N"/></draw:custom-shape><draw:custom-shape draw:name="Rectangle 302" draw:style-name="gr9" draw:text-style-name="P56" svg:width="0.271cm" svg:height="0.489cm" svg:x="5.089cm" svg:y="1.221cm"><text:p text:style-name="P55"><text:span text:style-name="T14"><text:s/></text:span></text:p><draw:enhanced-geometry svg:viewBox="0 0 21600 21600" draw:type="non-primitive" draw:enhanced-path="M 0 0 L 21600 0 21600 21600 0 21600 Z N"/></draw:custom-shape></draw:g></text:span></text:span></text:p>
      <text:h text:style-name="P28" text:outline-level="1">El paquete principal</text:h>
      <text:p text:style-name="P3"><draw:custom-shape text:anchor-type="paragraph" draw:z-index="20" draw:name="Group 4413" draw:style-name="gr1" draw:text-style-name="P51" svg:width="17.992cm" svg:height="0.025cm" svg:x="0cm" svg:y="0cm"><text:p/><draw:enhanced-geometry svg:viewBox="0 0 6476999 9525" draw:text-areas="?f8 ?f10 ?f9 ?f11" draw:type="non-primitive" draw:enhanced-path="M 0 0 L 6476999 0 6476999 9525 0 9525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76999"/><draw:equation draw:name="f7" draw:formula="?f4 / 9525"/><draw:equation draw:name="f8" draw:formula="0 / ?f6"/><draw:equation draw:name="f9" draw:formula="6476999 / ?f6"/><draw:equation draw:name="f10" draw:formula="0 / ?f7"/><draw:equation draw:name="f11" draw:formula="9525 / ?f7"/></draw:enhanced-geometry></draw:custom-shape><text:span text:style-name="Default_20_Paragraph_20_Font"><text:span text:style-name="T2"/></text:span></text:p>
      <text:p text:style-name="P13">En cuanto al programa principal, su código se dividirá en dos archivos fuente: <text:span text:style-name="T7">Clase</text:span> <text:span text:style-name="T5">principal</text:span> y Clase de <text:span text:style-name="T5">gestión</text:span>.</text:p>
      <text:h text:style-name="P29" text:outline-level="2">La <text:span text:style-name="T12">clase</text:span> <text:span text:style-name="T12">de</text:span> <text:span text:style-name="T12">gestión</text:span> (<text:span text:style-name="T12">parte</text:span> I)</text:h>
      <text:p text:style-name="P26"><draw:g text:anchor-type="paragraph" draw:z-index="21" draw:name="Group 4408" draw:style-name="gr2"><draw:custom-shape draw:name="Shape 311" draw:style-name="gr3" draw:text-style-name="P52" svg:width="2.777cm" svg:height="0.503cm" svg:x="11.642cm" svg:y="-0.101cm"><text:p/><draw:enhanced-geometry svg:viewBox="0 0 1000125 180975" draw:text-areas="?f8 ?f10 ?f9 ?f11" draw:type="non-primitive" draw:enhanced-path="M 28575 0 L 971550 0 C 975340 0 978984 722 982485 2172 985986 3623 989076 5688 991755 8367 994434 11046 996499 14136 997949 17638 999400 21138 1000125 24785 1000125 28575 L 1000125 152400 C 1000125 156187 999400 159834 997949 163334 996499 166833 994434 169925 991755 172603 989076 175279 985986 177344 982485 178795 978984 180245 975340 180972 971550 180975 L 28575 180975 C 24786 180972 21141 180245 17640 178795 14139 177344 11049 175279 8369 172603 5690 169925 3625 166833 2175 163334 725 159834 0 156187 0 152400 L 0 28575 C 0 24785 725 21138 2175 17638 3625 14136 5690 11046 8369 8367 11049 5688 14139 3623 17640 2172 21141 722 24786 0 2857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00125"/><draw:equation draw:name="f7" draw:formula="?f4 / 180975"/><draw:equation draw:name="f8" draw:formula="0 / ?f6"/><draw:equation draw:name="f9" draw:formula="1000125 / ?f6"/><draw:equation draw:name="f10" draw:formula="0 / ?f7"/><draw:equation draw:name="f11" draw:formula="180975 / ?f7"/></draw:enhanced-geometry></draw:custom-shape><draw:custom-shape draw:name="Shape 312" draw:style-name="gr4" draw:text-style-name="P53" svg:width="2.752cm" svg:height="0.475cm" svg:x="11.656cm" svg:y="-0.087cm"><text:p/><draw:enhanced-geometry svg:viewBox="0 0 990600 171450" draw:text-areas="?f8 ?f10 ?f9 ?f11" draw:type="non-primitive" draw:enhanced-path="M 0 147638 L 0 23813 C 0 20655 604 17618 1813 14698 3021 11781 4742 9204 6975 6973 9208 4739 11783 3018 14700 1811 17618 605 20655 0 23813 0 L 966788 0 C 969945 0 972983 605 975899 1811 978817 3018 981392 4739 983625 6973 985858 9204 987579 11781 988787 14698 989996 17618 990600 20655 990600 23813 L 990600 147638 C 990600 150792 989996 153829 988787 156749 987579 159666 985858 162241 983625 164474 981392 166706 978817 168427 975899 169636 972983 170845 969945 171450 966788 171450 L 23813 171450 C 20655 171450 17618 170845 14700 169636 11783 168427 9208 166706 6975 164474 4742 162241 3021 159666 1813 156749 604 153829 0 150792 0 14763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0600"/><draw:equation draw:name="f7" draw:formula="?f4 / 171450"/><draw:equation draw:name="f8" draw:formula="0 / ?f6"/><draw:equation draw:name="f9" draw:formula="990600 / ?f6"/><draw:equation draw:name="f10" draw:formula="0 / ?f7"/><draw:equation draw:name="f11" draw:formula="171450 / ?f7"/></draw:enhanced-geometry></draw:custom-shape></draw:g>Vamos a definir la mayor parte del código dentro de la clase <text:span text:style-name="T5">Management</text:span> (en el paquete<text:span text:style-name="T5"> reviews.main</text:span>). Como atributos internos de esta clase, necesitamos agregar una matriz de usuarios y una matriz de empresas. Luego, debe agregar los siguientes métodos:</text:p>
      <text:p text:style-name="P18"><text:span text:style-name="T5">void initialize() </text:span>: sin parámetros ni tipo de retorno. Este método se encargará de:</text:p>
      <text:p text:style-name="P19"><draw:g text:anchor-type="paragraph" draw:z-index="22" draw:name="Group 4409" draw:style-name="gr2"><draw:custom-shape draw:name="Shape 317" draw:style-name="gr5" draw:text-style-name="P54" svg:width="0.131cm" svg:height="0.131cm" svg:x="0.344cm" svg:y="-0.921cm"><text:p/><draw:enhanced-geometry svg:viewBox="0 0 47625 47625" draw:text-areas="?f8 ?f10 ?f9 ?f11" draw:type="non-primitive" draw:enhanced-path="M 23813 0 C 26970 0 30008 605 32925 1811 35842 3020 38418 4741 40650 6973 42883 9204 44604 11781 45812 14698 47021 17614 47625 20651 47625 23813 47625 26970 47021 30007 45812 32924 44604 35841 42883 38416 40650 40649 38418 42878 35842 44599 32925 45808 30008 47017 26970 47622 23813 47625 20655 47622 17617 47017 14700 45808 11783 44599 9207 42878 6975 40649 4742 38416 3021 35841 1813 32924 604 30007 0 26970 0 23813 0 20651 604 17614 1813 14698 3021 11781 4742 9204 6975 6973 9207 4741 11782 3020 14700 1811 17617 605 20655 0 2381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draw:name="Shape 318" draw:style-name="gr3" draw:text-style-name="P52" svg:width="3.784cm" svg:height="0.503cm" svg:x="0.847cm" svg:y="-1.08cm"><text:p/><draw:enhanced-geometry svg:viewBox="0 0 1362075 180975" draw:text-areas="?f8 ?f10 ?f9 ?f11" draw:type="non-primitive" draw:enhanced-path="M 28575 0 L 1333500 0 C 1337289 0 1340934 722 1344435 2172 1347936 3620 1351026 5685 1353705 8367 1356385 11046 1358450 14136 1359900 17638 1361350 21138 1362075 24785 1362075 28575 L 1362075 152400 C 1362075 156187 1361350 159832 1359900 163331 1358450 166832 1356385 169921 1353705 172603 1351026 175282 1347936 177347 1344435 178795 1340934 180246 1337289 180972 1333500 180975 L 28575 180975 C 24786 180972 21141 180246 17640 178795 14139 177347 11049 175282 8369 172603 5690 169921 3625 166832 2175 163331 725 159832 0 156187 0 152400 L 0 28575 C 0 24785 725 21138 2175 17638 3625 14136 5690 11046 8369 8367 11049 5685 14139 3620 17640 2172 21141 722 24786 0 2857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62075"/><draw:equation draw:name="f7" draw:formula="?f4 / 180975"/><draw:equation draw:name="f8" draw:formula="0 / ?f6"/><draw:equation draw:name="f9" draw:formula="1362075 / ?f6"/><draw:equation draw:name="f10" draw:formula="0 / ?f7"/><draw:equation draw:name="f11" draw:formula="180975 / ?f7"/></draw:enhanced-geometry></draw:custom-shape><draw:custom-shape draw:name="Shape 319" draw:style-name="gr4" draw:text-style-name="P53" svg:width="3.758cm" svg:height="0.475cm" svg:x="0.861cm" svg:y="-1.066cm"><text:p/><draw:enhanced-geometry svg:viewBox="0 0 1352550 171450" draw:text-areas="?f8 ?f10 ?f9 ?f11" draw:type="non-primitive" draw:enhanced-path="M 0 147638 L 0 23813 C 0 20651 604 17614 1813 14697 3021 11781 4742 9206 6975 6973 9207 4739 11783 3018 14700 1809 17617 602 20655 0 23813 0 L 1328738 0 C 1331895 0 1334933 602 1337850 1809 1340767 3018 1343343 4739 1345575 6973 1347808 9206 1349529 11781 1350737 14697 1351946 17614 1352550 20651 1352550 23813 L 1352550 147638 C 1352550 150792 1351946 153829 1350737 156745 1349529 159665 1347808 162238 1345575 164474 1343343 166706 1340767 168427 1337850 169633 1334933 170842 1331895 171447 1328738 171450 L 23813 171450 C 20655 171447 17617 170842 14700 169633 11783 168427 9207 166706 6975 164474 4742 162238 3021 159665 1813 156745 604 153829 0 150792 0 14763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52550"/><draw:equation draw:name="f7" draw:formula="?f4 / 171450"/><draw:equation draw:name="f8" draw:formula="0 / ?f6"/><draw:equation draw:name="f9" draw:formula="1352550 / ?f6"/><draw:equation draw:name="f10" draw:formula="0 / ?f7"/><draw:equation draw:name="f11" draw:formula="171450 / ?f7"/></draw:enhanced-geometry></draw:custom-shape><draw:custom-shape draw:name="Shape 322" draw:style-name="gr6" draw:text-style-name="P53" svg:width="0.131cm" svg:height="0.131cm" svg:x="1.138cm" svg:y="0.058cm"><text:p/><draw:enhanced-geometry svg:viewBox="0 0 47625 47625" draw:text-areas="?f8 ?f10 ?f9 ?f11" draw:type="non-primitive" draw:enhanced-path="M 47625 23813 C 47625 26970 47021 30007 45812 32924 44604 35841 42883 38416 40651 40649 38418 42878 35843 44599 32925 45808 30008 47017 26970 47622 23813 47625 20655 47622 17617 47017 14700 45808 11783 44599 9207 42878 6975 40649 4742 38416 3021 35841 1813 32924 604 30007 0 26970 0 23813 0 20651 604 17614 1813 14697 3021 11778 4742 9204 6975 6972 9207 4739 11783 3018 14700 1811 17617 605 20655 0 23813 0 26970 0 30008 605 32925 1811 35843 3018 38418 4739 40651 6972 42883 9204 44604 11778 45812 14697 47021 17614 47625 20651 47625 2381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draw:name="Shape 339" draw:style-name="gr6" draw:text-style-name="P53" svg:width="0.131cm" svg:height="0.131cm" svg:x="1.138cm" svg:y="1.222cm"><text:p/><draw:enhanced-geometry svg:viewBox="0 0 47625 47625" draw:text-areas="?f8 ?f10 ?f9 ?f11" draw:type="non-primitive" draw:enhanced-path="M 47625 23813 C 47625 26967 47021 30004 45812 32924 44604 35840 42883 38413 40651 40649 38418 42881 35843 44602 32925 45808 30008 47017 26970 47622 23813 47625 20655 47622 17617 47017 14700 45808 11783 44602 9207 42881 6975 40649 4742 38413 3021 35840 1813 32924 604 30004 0 26967 0 23813 0 20655 604 17614 1813 14697 3021 11781 4742 9206 6975 6973 9207 4739 11783 3018 14700 1809 17617 602 20655 0 23813 0 26970 0 30008 602 32925 1809 35843 3018 38418 4739 40651 6973 42883 9206 44604 11781 45812 14697 47021 17614 47625 20655 47625 2381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Inicialice la matriz de usuarios con al menos 10 usuarios diferentes (con sus correspondientes inicios de sesión y contraseñas)</text:p>
      <text:p text:style-name="P20">Inicialice la matriz empresarial con al menos 2 empresas de cada tipo. Para cada negocio, debemos definir una matriz de al menos 2 reseñas, provenientes de diferentes usuarios de la matriz anterior. No puede haber más de una reseña del mismo usuario en la misma empresa.</text:p>
      <text:p text:style-name="P27"><text:span text:style-name="Default_20_Paragraph_20_Font"><text:span text:style-name="T11">NOTA</text:span></text:span><text:span text:style-name="Default_20_Paragraph_20_Font"><text:span text:style-name="T9">: este método NO necesita preguntar nada al usuario. Cada objeto debe definirse manualmente en el código.</text:span></text:span></text:p>
      <text:p text:style-name="P21"><draw:g text:anchor-type="paragraph" draw:z-index="23" draw:name="Group 4410" draw:style-name="gr2"><draw:custom-shape draw:name="Shape 346" draw:style-name="gr5" draw:text-style-name="P54" svg:width="0.131cm" svg:height="0.131cm" svg:x="0.344cm" svg:y="0.062cm"><text:p/><draw:enhanced-geometry svg:viewBox="0 0 47625 47625" draw:text-areas="?f8 ?f10 ?f9 ?f11" draw:type="non-primitive" draw:enhanced-path="M 23813 0 C 26970 0 30008 605 32925 1811 35842 3018 38418 4739 40650 6973 42883 9206 44604 11781 45812 14698 47021 17614 47625 20651 47625 23813 47625 26967 47021 30004 45812 32924 44604 35841 42883 38416 40650 40650 38418 42881 35842 44602 32925 45811 30008 47017 26970 47622 23813 47625 20655 47622 17617 47017 14700 45811 11783 44602 9207 42881 6975 40650 4742 38416 3021 35841 1813 32924 604 30004 0 26967 0 23813 0 20651 604 17614 1813 14698 3021 11781 4742 9206 6975 6973 9207 4739 11782 3018 14700 1811 17617 605 20655 0 2381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draw:name="Shape 347" draw:style-name="gr3" draw:text-style-name="P52" svg:width="8.758cm" svg:height="0.503cm" svg:x="0.847cm" svg:y="-0.099cm"><text:p/><draw:enhanced-geometry svg:viewBox="0 0 3152775 180975" draw:text-areas="?f8 ?f10 ?f9 ?f11" draw:type="non-primitive" draw:enhanced-path="M 28575 0 L 3124200 0 C 3127989 0 3131634 722 3135135 2172 3138636 3623 3141726 5688 3144406 8368 3147085 11047 3149150 14139 3150599 17638 3152049 21138 3152775 24785 3152775 28575 L 3152775 152400 C 3152775 156187 3152049 159834 3150599 163334 3149150 166833 3147085 169925 3144406 172605 3141726 175282 3138635 177347 3135135 178798 3131634 180246 3127989 180972 3124200 180975 L 28575 180975 C 24786 180972 21141 180246 17640 178798 14139 177347 11049 175282 8369 172605 5690 169925 3625 166833 2175 163334 725 159834 0 156187 0 152400 L 0 28575 C 0 24785 725 21138 2175 17638 3625 14139 5690 11047 8369 8368 11049 5688 14139 3623 17640 2172 21141 722 24786 0 2857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52775"/><draw:equation draw:name="f7" draw:formula="?f4 / 180975"/><draw:equation draw:name="f8" draw:formula="0 / ?f6"/><draw:equation draw:name="f9" draw:formula="3152775 / ?f6"/><draw:equation draw:name="f10" draw:formula="0 / ?f7"/><draw:equation draw:name="f11" draw:formula="180975 / ?f7"/></draw:enhanced-geometry></draw:custom-shape><draw:custom-shape draw:name="Shape 348" draw:style-name="gr4" draw:text-style-name="P53" svg:width="8.73cm" svg:height="0.475cm" svg:x="0.861cm" svg:y="-0.085cm"><text:p/><draw:enhanced-geometry svg:viewBox="0 0 3143250 171450" draw:text-areas="?f8 ?f10 ?f9 ?f11" draw:type="non-primitive" draw:enhanced-path="M 0 147638 L 0 23813 C 0 20655 604 17614 1813 14697 3021 11778 4742 9204 6975 6973 9207 4739 11783 3018 14700 1811 17617 605 20655 0 23813 0 L 3119437 0 C 3122595 0 3125632 605 3128550 1811 3131467 3018 3134042 4739 3136276 6973 3138508 9204 3140229 11778 3141437 14697 3142645 17614 3143250 20655 3143250 23813 L 3143250 147638 C 3143250 150792 3142645 153828 3141437 156745 3140229 159662 3138508 162237 3136276 164471 3134042 166703 3131467 168424 3128550 169633 3125632 170842 3122595 171447 3119437 171450 L 23813 171450 C 20655 171447 17617 170842 14700 169633 11783 168424 9207 166703 6975 164471 4742 162237 3021 159662 1813 156745 604 153828 0 150792 0 14763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3250"/><draw:equation draw:name="f7" draw:formula="?f4 / 171450"/><draw:equation draw:name="f8" draw:formula="0 / ?f6"/><draw:equation draw:name="f9" draw:formula="3143250 / ?f6"/><draw:equation draw:name="f10" draw:formula="0 / ?f7"/><draw:equation draw:name="f11" draw:formula="171450 / ?f7"/></draw:enhanced-geometry></draw:custom-shape></draw:g><text:span text:style-name="T5">Inicio de sesión de usuario (inicio de sesión de cadena, contraseña de cadena): </text:span>buscará un usuario con el inicio de sesión y la contraseña correspondientes en la matriz de usuarios y lo devolverá. Si ningún usuario coincide con las credenciales, devolverá nulo.</text:p>
      <text:h text:style-name="P31" text:outline-level="2">La clase principal</text:h>
      <text:p text:style-name="P25">Dentro de la clase principal solo necesitamos un método <text:span text:style-name="T5">principal</text:span>. Debe completar estos pasos</text:p>
      <text:p text:style-name="P24"><text:soft-page-break/></text:p>
      <text:p text:style-name="P24"/>
      <text:list xml:id="list943147202" text:style-name="L4">
        <text:list-item>
          <text:p text:style-name="P36">Cree una instancia de un objeto de administración y llame a su método de inicialización</text:p>
        </text:list-item>
        <text:list-item>
          <text:p text:style-name="P36">Pida al usuario que inicie sesión (repetidamente hasta que obtengamos un objeto Usuario válido). <text:span text:style-name="T13">Debe utilizar el método de inicio de sesión del objeto de gestión.</text:span></text:p>
        </text:list-item>
        <text:list-item>
          <text:p text:style-name="P36">Mostrar un menú a la usuario con estas opciones:</text:p>
          <text:list>
            <text:list-item>
              <text:p text:style-name="P36">Mis reseñas. Mostrará todas las revisiones que pertenecen al usuario actual (de todos los negocios almacenados en la clase de Gestión)</text:p>
            </text:list-item>
            <text:list-item>
              <text:p text:style-name="P36">Lista de negocios. Mostrará todos los negocios de la clase de Gestión ordenados por nombre alfabéticamente</text:p>
            </text:list-item>
            <text:list-item>
              <text:p text:style-name="P36">Negocios mejor valorados. Le pedirá al usuario que ingrese un tipo de negocio (por ejemplo, 1 para restaurantes, 2 para peluquerías y 3 para garajes) y luego mostrará los 3 negocios más relevantes ordenados por calificación promedio en orden descendente.</text:p>
            </text:list-item>
            <text:list-item>
              <text:p text:style-name="P36">Editar mi reseña. Le pedirá al usuario que elija un negocio, y si el usuario tiene una reseña disponible para este negocio, puede cambiar el comentario y/o la calificación de esta reseña en este negocio.</text:p>
            </text:list-item>
            <text:list-item>
              <text:p text:style-name="P36">Dejar</text:p>
            </text:list-item>
          </text:list>
        </text:list-item>
      </text:list>
      <text:list xml:id="list518796541" text:style-name="L5">
        <text:list-header>
          <text:p text:style-name="P46"><text:span text:style-name="Default_20_Paragraph_20_Font"><text:span text:style-name="T6"/></text:span></text:p>
        </text:list-header>
      </text:list>
      <text:h text:style-name="P30" text:outline-level="2">La clase de gestión (parte II)</text:h>
      <text:p text:style-name="P22">Para cumplir con los requisitos del menú anterior, es posible que deba agregar algunos métodos adicionales a la clase de administración. Por ejemplo:</text:p>
      <text:list xml:id="list3655788554" text:style-name="L6">
        <text:list-item>
          <text:p text:style-name="P37">Un método <text:span text:style-name="T5">void showReviews(User user) </text:span>para mostrar las reseñas pertenecientes a un usuario determinado. Puede recibir como parámetro el objeto de usuario (o el inicio de sesión del usuario) y luego explorar la matriz comercial e imprimir las reseñas de este usuario.</text:p>
          <text:list>
            <text:list-item>
              <text:p text:style-name="P47">Este método se puede utilizar desde la opción 1 del menú anterior</text:p>
            </text:list-item>
          </text:list>
        </text:list-item>
        <text:list-item>
          <text:p text:style-name="P38"><draw:g text:anchor-type="paragraph" draw:z-index="24" draw:name="Group 4292" draw:style-name="gr2"><draw:custom-shape draw:name="Shape 450" draw:style-name="gr3" draw:text-style-name="P52" svg:width="5.846cm" svg:height="0.503cm" svg:x="2.619cm" svg:y="-0.099cm"><text:p/><draw:enhanced-geometry svg:viewBox="0 0 2105025 180975" draw:text-areas="?f8 ?f10 ?f9 ?f11" draw:type="non-primitive" draw:enhanced-path="M 28575 0 L 2076450 0 C 2080239 0 2083884 726 2087385 2174 2090886 3625 2093976 5686 2096655 8368 2099335 11044 2101399 14136 2102849 17636 2104300 21137 2105025 24783 2105025 28575 L 2105025 152400 C 2105025 156189 2104300 159832 2102849 163333 2101399 166833 2099335 169921 2096655 172603 2093976 175282 2090886 177347 2087385 178795 2083884 180246 2080239 180972 2076450 180975 L 28575 180975 C 24786 180972 21141 180246 17640 178795 14139 177347 11049 175282 8369 172603 5690 169921 3625 166833 2175 163333 725 159832 0 156189 0 152400 L 0 28575 C 0 24783 725 21137 2175 17636 3625 14136 5690 11044 8369 8368 11049 5686 14139 3621 17640 2174 21141 722 24786 0 2857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05025"/><draw:equation draw:name="f7" draw:formula="?f4 / 180975"/><draw:equation draw:name="f8" draw:formula="0 / ?f6"/><draw:equation draw:name="f9" draw:formula="2105025 / ?f6"/><draw:equation draw:name="f10" draw:formula="0 / ?f7"/><draw:equation draw:name="f11" draw:formula="180975 / ?f7"/></draw:enhanced-geometry></draw:custom-shape><draw:custom-shape draw:name="Shape 451" draw:style-name="gr4" draw:text-style-name="P53" svg:width="5.822cm" svg:height="0.475cm" svg:x="2.633cm" svg:y="-0.087cm"><text:p/><draw:enhanced-geometry svg:viewBox="0 0 2095500 171450" draw:text-areas="?f8 ?f10 ?f9 ?f11" draw:type="non-primitive" draw:enhanced-path="M 0 147638 L 0 23813 C 0 20653 604 17614 1813 14697 3021 11779 4742 9203 6975 6973 9207 4738 11782 3017 14700 1811 17617 602 20655 0 23813 0 L 2071687 0 C 2074845 0 2077882 605 2080800 1811 2083717 3020 2086292 4738 2088525 6973 2090758 9203 2092478 11776 2093687 14694 2094895 17614 2095499 20653 2095500 23813 L 2095500 147638 C 2095499 150794 2094895 153829 2093687 156747 2092478 159665 2090758 162238 2088525 164474 2086292 166703 2083717 168424 2080800 169633 2077882 170842 2074845 171447 2071687 171450 L 23813 171450 C 20655 171447 17617 170842 14700 169633 11782 168424 9207 166703 6975 164474 4742 162238 3021 159665 1813 156747 604 153829 0 150794 0 14763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95500"/><draw:equation draw:name="f7" draw:formula="?f4 / 171450"/><draw:equation draw:name="f8" draw:formula="0 / ?f6"/><draw:equation draw:name="f9" draw:formula="2095500 / ?f6"/><draw:equation draw:name="f10" draw:formula="0 / ?f7"/><draw:equation draw:name="f11" draw:formula="171450 / ?f7"/></draw:enhanced-geometry></draw:custom-shape></draw:g><text:s/>Un método <text:span text:style-name="T5">void sortBusinessesByName() </text:span>para ordenar las empresas alfabéticamente por nombre y mostrarlas</text:p>
          <text:list>
            <text:list-item>
              <text:p text:style-name="P47">Este método se puede utilizar desde la opción 2 del menú anterior</text:p>
            </text:list-item>
          </text:list>
        </text:list-item>
        <text:list-item>
          <text:p text:style-name="P38"><draw:g text:anchor-type="paragraph" draw:z-index="25" draw:name="Group 4295" draw:style-name="gr2"><draw:custom-shape draw:name="Shape 459" draw:style-name="gr3" draw:text-style-name="P52" svg:width="7.938cm" svg:height="0.503cm" svg:x="2.646cm" svg:y="-0.099cm"><text:p/><draw:enhanced-geometry svg:viewBox="0 0 2857500 180975" draw:text-areas="?f8 ?f10 ?f9 ?f11" draw:type="non-primitive" draw:enhanced-path="M 28575 0 L 2828925 0 C 2832714 0 2836359 726 2839860 2174 2843360 3625 2846451 5686 2849130 8368 2851810 11044 2853874 14136 2855324 17636 2856774 21137 2857500 24783 2857500 28575 L 2857500 152400 C 2857500 156189 2856775 159832 2855324 163333 2853874 166833 2851810 169921 2849130 172603 2846451 175279 2843360 177344 2839860 178795 2836359 180246 2832714 180972 2828925 180975 L 28575 180975 C 24786 180972 21141 180246 17640 178795 14139 177344 11049 175279 8369 172603 5690 169921 3625 166833 2175 163333 725 159832 0 156189 0 152400 L 0 28575 C 0 24783 725 21137 2175 17636 3625 14136 5690 11044 8369 8368 11049 5686 14139 3621 17640 2174 21141 722 24786 0 2857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7500"/><draw:equation draw:name="f7" draw:formula="?f4 / 180975"/><draw:equation draw:name="f8" draw:formula="0 / ?f6"/><draw:equation draw:name="f9" draw:formula="2857500 / ?f6"/><draw:equation draw:name="f10" draw:formula="0 / ?f7"/><draw:equation draw:name="f11" draw:formula="180975 / ?f7"/></draw:enhanced-geometry></draw:custom-shape><draw:custom-shape draw:name="Shape 460" draw:style-name="gr4" draw:text-style-name="P53" svg:width="7.912cm" svg:height="0.475cm" svg:x="2.658cm" svg:y="-0.085cm"><text:p/><draw:enhanced-geometry svg:viewBox="0 0 2847975 171450" draw:text-areas="?f8 ?f10 ?f9 ?f11" draw:type="non-primitive" draw:enhanced-path="M 0 147638 L 0 23813 C 0 20653 604 17614 1813 14697 3021 11776 4742 9203 6975 6973 9207 4738 11782 3017 14700 1811 17617 602 20655 0 23813 0 L 2824162 0 C 2827320 0 2830357 605 2833275 1811 2836192 3020 2838767 4738 2841000 6973 2843233 9203 2844953 11776 2846162 14694 2847370 17614 2847975 20653 2847975 23813 L 2847975 147638 C 2847975 150794 2847370 153829 2846162 156747 2844953 159665 2843233 162238 2841000 164474 2838767 166703 2836192 168424 2833275 169633 2830357 170842 2827320 171447 2824162 171450 L 23813 171450 C 20655 171447 17617 170842 14700 169633 11782 168424 9207 166703 6975 164474 4742 162238 3021 159665 1812 156747 604 153829 0 150794 0 14763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7975"/><draw:equation draw:name="f7" draw:formula="?f4 / 171450"/><draw:equation draw:name="f8" draw:formula="0 / ?f6"/><draw:equation draw:name="f9" draw:formula="2847975 / ?f6"/><draw:equation draw:name="f10" draw:formula="0 / ?f7"/><draw:equation draw:name="f11" draw:formula="171450 / ?f7"/></draw:enhanced-geometry></draw:custom-shape></draw:g>Un método <text:span text:style-name="T5">void sortBusinessesByRating(int type) </text:span>para ordenar las empresas por calificación promedio en orden descendente y mostrar las primeras 3 empresas de un tipo determinado.</text:p>
          <text:list>
            <text:list-item>
              <text:p text:style-name="P48"><text:span text:style-name="Default_20_Paragraph_20_Font"><text:span text:style-name="T2"><text:tab/>Este método se puede utilizar desde la opción 3 del menú anterior</text:span></text:span></text:p>
            </text:list-item>
          </text:list>
        </text:list-item>
      </text:list>
      <text:list xml:id="list1411103796" text:style-name="L7">
        <text:list-item>
          <text:p text:style-name="P39">Un método (o métodos) para ayudar al usuario a editar una reseña (opción 4 del menú anterior). Por ejemplo:</text:p>
          <text:list>
            <text:list-item>
              <text:p text:style-name="P39"><text:s/>Un método <text:span text:style-name="T10">public</text:span><text:span text:style-name="T5"> Business findBusiness(String name)</text:span> para buscar una empresa por su nombre en la matriz de empresas y devolverlo (o nulo si no se ha encontrado)</text:p>
            </text:list-item>
            <text:list-item>
              <text:p text:style-name="P40">Otro método <text:span text:style-name="T5">public Review findReview(User user, Business business)</text:span> para encontrar una reseña de un usuario determinado en una empresa determinada y devolverla (o nula si no se ha encontrado)</text:p>
            </text:list-item>
            <text:list-item>
              <text:p text:style-name="P40"><text:soft-page-break/>Otro método estático <text:span text:style-name="T5">changeReview(Review r, String comment, int rating)</text:span> que actualiza el comentario y la calificación de la revisión r con la nueva información almacenada en los parámetros de comentario y calificación. Entonces, desde la función principal, puede pedirle al usuario que escriba el nuevo comentario y calificación, y luego llame a este método para actualizarlo.</text:p>
            </text:list-item>
            <text:list-item>
              <text:p text:style-name="P41">Tenga en cuenta que debe asegurarse de que existan datos antes de intentar usarlos. Por ejemplo, si el usuario escribe un nombre comercial que no existe en la matriz comercial, entonces no podemos continuar en esta opción y debemos regresar al menú.</text:p>
            </text:list-item>
          </text:list>
        </text:list-item>
      </text:list>
      <text:h text:style-name="P28" text:outline-level="1">Consideraciones finales</text:h>
      <text:p text:style-name="P3"><draw:custom-shape text:anchor-type="paragraph" draw:z-index="26" draw:name="Group 4300" draw:style-name="gr1" draw:text-style-name="P51" svg:width="17.992cm" svg:height="0.025cm" svg:x="0cm" svg:y="0cm"><text:p/><draw:enhanced-geometry svg:viewBox="0 0 6476999 9525" draw:text-areas="?f8 ?f10 ?f9 ?f11" draw:type="non-primitive" draw:enhanced-path="M 0 0 L 6476999 0 6476999 9525 0 9525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76999"/><draw:equation draw:name="f7" draw:formula="?f4 / 9525"/><draw:equation draw:name="f8" draw:formula="0 / ?f6"/><draw:equation draw:name="f9" draw:formula="6476999 / ?f6"/><draw:equation draw:name="f10" draw:formula="0 / ?f7"/><draw:equation draw:name="f11" draw:formula="9525 / ?f7"/></draw:enhanced-geometry></draw:custom-shape><text:span text:style-name="Default_20_Paragraph_20_Font"><text:span text:style-name="T2"/></text:span></text:p>
      <text:p text:style-name="P9">Además de las clases y los métodos mencionados anteriormente, puede agregar tantos métodos adicionales a cada clase como necesite (la clase principal SOLO debe tener el método principal). Además, puede agregar tantas implementaciones de interfaz (ya sea utilizando clases o clases anónimas) como necesite, especialmente para clasificar los negocios según diferentes criterios.</text:p>
      <text:p text:style-name="P9">debes entregar <text:span text:style-name="T5">todo el proyecto IntelliJ comprimido en un solo archivo ZIP/RAR.</text:span></text:p>
      <text:h text:style-name="P28" text:outline-level="1">Evaluation criteria</text:h>
      <text:p text:style-name="P3"><draw:custom-shape text:anchor-type="paragraph" draw:z-index="27" draw:name="Group 4216" draw:style-name="gr1" draw:text-style-name="P51" svg:width="17.992cm" svg:height="0.025cm" svg:x="0cm" svg:y="0cm"><text:p/><draw:enhanced-geometry svg:viewBox="0 0 6476999 9525" draw:text-areas="?f8 ?f10 ?f9 ?f11" draw:type="non-primitive" draw:enhanced-path="M 0 0 L 6476999 0 6476999 9525 0 9525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76999"/><draw:equation draw:name="f7" draw:formula="?f4 / 9525"/><draw:equation draw:name="f8" draw:formula="0 / ?f6"/><draw:equation draw:name="f9" draw:formula="6476999 / ?f6"/><draw:equation draw:name="f10" draw:formula="0 / ?f7"/><draw:equation draw:name="f11" draw:formula="9525 / ?f7"/></draw:enhanced-geometry></draw:custom-shape><text:span text:style-name="Default_20_Paragraph_20_Font"><text:span text:style-name="T2"/></text:span></text:p>
      <text:list xml:id="list2218994769" text:style-name="L8">
        <text:list-item>
          <text:p text:style-name="P42">Estructura del proyecto con los nombres y clases de paquetes apropiados dentro de cada paquete: 0,25 puntos</text:p>
        </text:list-item>
        <text:list-item>
          <text:p text:style-name="P42">Datos de la aplicación</text:p>
        </text:list-item>
      </text:list>
      <text:list xml:id="list1006030079" text:style-name="L9">
        <text:list-item>
          <text:list>
            <text:list-item>
              <text:p text:style-name="P43"><text:span text:style-name="Default_20_Paragraph_20_Font"><text:span text:style-name="T7">Padre, clase Business abstracta, incluida la asociación con la clase Review:</text:span></text:span><text:span text:style-name="Default_20_Paragraph_20_Font"><text:span text:style-name="T5"> 1 punto</text:span></text:span></text:p>
            </text:list-item>
          </text:list>
        </text:list-item>
      </text:list>
      <text:list xml:id="list594628297" text:style-name="L10">
        <text:list-item>
          <text:list>
            <text:list-item>
              <text:p text:style-name="P44"><text:span text:style-name="Default_20_Paragraph_20_Font"><text:span text:style-name="T7">Subclases de negocio, incluida la reutilización de código: </text:span></text:span><text:span text:style-name="Default_20_Paragraph_20_Font"><text:span text:style-name="T5">0,5 puntos</text:span></text:span></text:p>
            </text:list-item>
            <text:list-item>
              <text:p text:style-name="P44"><text:span text:style-name="Default_20_Paragraph_20_Font"><text:span text:style-name="T7">Clase de usuario: </text:span></text:span><text:span text:style-name="Default_20_Paragraph_20_Font"><text:span text:style-name="T5">0,25 puntos</text:span></text:span></text:p>
            </text:list-item>
            <text:list-item>
              <text:p text:style-name="P44"><text:span text:style-name="Default_20_Paragraph_20_Font"><text:span text:style-name="T7">Clase de revisión, incluida la asociación con el usuario: </text:span></text:span><text:span text:style-name="Default_20_Paragraph_20_Font"><text:span text:style-name="T5">1 punto</text:span></text:span></text:p>
            </text:list-item>
          </text:list>
        </text:list-item>
      </text:list>
      <text:list xml:id="list185919655058085" text:continue-list="list2218994769" text:style-name="L8">
        <text:list-item>
          <text:p text:style-name="P49"><text:span text:style-name="Default_20_Paragraph_20_Font"><text:span text:style-name="T7">Paquete principal</text:span></text:span></text:p>
        </text:list-item>
      </text:list>
      <text:list xml:id="list3173055465" text:style-name="L11">
        <text:list-item>
          <text:list>
            <text:list-item>
              <text:p text:style-name="P50"><text:span text:style-name="Default_20_Paragraph_20_Font"><text:span text:style-name="T7">Método de inicialización de la gestión:</text:span></text:span><text:span text:style-name="Default_20_Paragraph_20_Font"><text:span text:style-name="T5"> 0,5 puntos</text:span></text:span></text:p>
            </text:list-item>
            <text:list-item>
              <text:p text:style-name="P50"><text:span text:style-name="Default_20_Paragraph_20_Font"><text:span text:style-name="T7">Método de inicio de sesión de la gerencia: </text:span></text:span><text:span text:style-name="Default_20_Paragraph_20_Font"><text:span text:style-name="T5">1 punto</text:span></text:span></text:p>
            </text:list-item>
            <text:list-item>
              <text:p text:style-name="P50"><text:span text:style-name="Default_20_Paragraph_20_Font"><text:span text:style-name="T7">Instanciación de gestión e inicio de sesión de usuario desde principal: </text:span></text:span><text:span text:style-name="Default_20_Paragraph_20_Font"><text:span text:style-name="T5">1 punto</text:span></text:span></text:p>
            </text:list-item>
            <text:list-item>
              <text:p text:style-name="P50"><text:span text:style-name="Default_20_Paragraph_20_Font"><text:span text:style-name="T7">Opción Mis revisiones (incluida la definición del método apropiado): </text:span></text:span><text:span text:style-name="Default_20_Paragraph_20_Font"><text:span text:style-name="T5">1</text:span></text:span><text:span text:style-name="Default_20_Paragraph_20_Font"><text:span text:style-name="T7"> </text:span></text:span><text:span text:style-name="Default_20_Paragraph_20_Font"><text:span text:style-name="T5">punto</text:span></text:span></text:p>
            </text:list-item>
            <text:list-item>
              <text:p text:style-name="P50"><text:span text:style-name="Default_20_Paragraph_20_Font"><text:span text:style-name="T7">Opción de lista de negocios (incluida la clasificación adecuada y la definición del método): </text:span></text:span><text:span text:style-name="Default_20_Paragraph_20_Font"><text:span text:style-name="T5">1 punto</text:span></text:span></text:p>
            </text:list-item>
            <text:list-item>
              <text:p text:style-name="P50"><text:span text:style-name="Default_20_Paragraph_20_Font"><text:span text:style-name="T7">Opción de negocios mejor calificados (incluida la clasificación adecuada y la definición del método):</text:span></text:span><text:span text:style-name="Default_20_Paragraph_20_Font"><text:span text:style-name="T5"> 1 punto</text:span></text:span></text:p>
            </text:list-item>
            <text:list-item>
              <text:p text:style-name="P50"><text:span text:style-name="Default_20_Paragraph_20_Font"><text:span text:style-name="T7">Editar mi opción de revisión (incluida la descomposición del método apropiado y el uso de un método estático en esta sección):</text:span></text:span><text:span text:style-name="Default_20_Paragraph_20_Font"><text:span text:style-name="T5"> 1 punto</text:span></text:span></text:p>
            </text:list-item>
          </text:list>
        </text:list-item>
      </text:list>
      <text:list xml:id="list185919432167955" text:continue-list="list185919655058085" text:style-name="L8">
        <text:list-item>
          <text:p text:style-name="P49"><text:span text:style-name="Default_20_Paragraph_20_Font"><text:span text:style-name="T7">Limpieza del código y comentarios en cada archivo fuente: </text:span></text:span><text:span text:style-name="Default_20_Paragraph_20_Font"><text:span text:style-name="T5">0,5 puntos</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1" svg:font-family="Calibri" style:font-family-generic="modern" style:font-pitch="variable"/>
    <style:font-face style:name="Consolas" svg:font-family="Consolas" style:font-family-generic="modern" style:font-pitch="fixed"/>
    <style:font-face style:name="Consolas1" svg:font-family="Consolas" style:font-family-generic="modern" style:font-pitch="variable"/>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egoe UI" svg:font-family="'Segoe UI'"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moder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text">
      <style:paragraph-properties fo:margin-left="0.018cm" fo:margin-right="0cm" fo:margin-top="0cm" fo:margin-bottom="0cm" style:contextual-spacing="false" fo:keep-together="always" fo:hyphenation-ladder-count="no-limit" fo:text-indent="-0.018cm" style:auto-text-indent="false" fo:keep-with-next="always">
        <style:tab-stops/>
      </style:paragraph-properties>
      <style:text-properties fo:color="#000000" loext:opacity="100%" style:font-name="Segoe UI" fo:font-family="'Segoe UI'" style:font-family-generic="swiss" style:font-pitch="variable" fo:font-size="18pt" fo:font-weight="bold" style:font-name-asian="Segoe UI" style:font-family-asian="'Segoe UI'" style:font-family-generic-asian="swiss" style:font-pitch-asian="variable" style:font-size-asian="18pt" style:font-weight-asian="bold" style:font-name-complex="Segoe UI" style:font-family-complex="'Segoe UI'" style:font-family-generic-complex="swiss" style:font-pitch-complex="variable" fo:hyphenate="false" loext:hyphenation-no-caps="false"/>
    </style:style>
    <style:style style:name="Heading_20_2" style:display-name="Heading 2" style:family="paragraph" style:next-style-name="Normal" style:default-outline-level="2" style:class="text">
      <style:paragraph-properties fo:margin-left="0.018cm" fo:margin-right="0cm" fo:margin-top="0cm" fo:margin-bottom="0.319cm" style:contextual-spacing="false" fo:keep-together="always" fo:hyphenation-ladder-count="no-limit" fo:text-indent="-0.018cm" style:auto-text-indent="false" fo:keep-with-next="always">
        <style:tab-stops/>
      </style:paragraph-properties>
      <style:text-properties fo:color="#000000" loext:opacity="100%" style:font-name="Segoe UI" fo:font-family="'Segoe UI'" style:font-family-generic="swiss" style:font-pitch="variable" fo:font-size="13.5pt" fo:font-weight="bold" style:font-name-asian="Segoe UI" style:font-family-asian="'Segoe UI'" style:font-family-generic-asian="swiss" style:font-pitch-asian="variable" style:font-size-asian="13.5pt" style:font-weight-asian="bold" style:font-name-complex="Segoe UI" style:font-family-complex="'Segoe UI'" style:font-family-generic-complex="swiss" style:font-pitch-complex="variable" fo:hyphenate="false" loext:hyphenation-no-caps="false"/>
    </style:style>
    <style:style style:name="Normal" style:family="paragraph">
      <style:paragraph-properties fo:margin-left="0.018cm" fo:margin-right="0.002cm" fo:margin-top="0cm" fo:margin-bottom="0.023cm" style:contextual-spacing="false" fo:line-height="112%" fo:text-align="justify" style:justify-single-word="false" fo:hyphenation-ladder-count="no-limit" fo:text-indent="-0.018cm" style:auto-text-indent="false">
        <style:tab-stops/>
      </style:paragraph-properties>
      <style:text-properties fo:color="#000000" loext:opacity="100%" style:font-name="Segoe UI" fo:font-family="'Segoe UI'" style:font-family-generic="swiss" style:font-pitch="variable" fo:font-size="10.5pt" style:font-name-asian="Segoe UI" style:font-family-asian="'Segoe UI'" style:font-family-generic-asian="swiss" style:font-pitch-asian="variable" style:font-size-asian="10.5pt" style:font-name-complex="Segoe UI" style:font-family-complex="'Segoe UI'" style:font-family-generic-complex="swiss"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Heading_20_2_20_Char" style:display-name="Heading 2 Char" style:family="text">
      <style:text-properties fo:color="#000000" loext:opacity="100%" style:font-name="Segoe UI" fo:font-family="'Segoe UI'" style:font-family-generic="swiss" style:font-pitch="variable" fo:font-size="13.5pt" fo:font-weight="bold" style:font-name-asian="Segoe UI" style:font-family-asian="'Segoe UI'" style:font-family-generic-asian="swiss" style:font-pitch-asian="variable" style:font-size-asian="13.5pt" style:font-weight-asian="bold" style:font-name-complex="Segoe UI" style:font-family-complex="'Segoe UI'" style:font-family-generic-complex="swiss" style:font-pitch-complex="variable"/>
    </style:style>
    <style:style style:name="Heading_20_1_20_Char" style:display-name="Heading 1 Char" style:family="text">
      <style:text-properties fo:color="#000000" loext:opacity="100%" style:font-name="Segoe UI" fo:font-family="'Segoe UI'" style:font-family-generic="swiss" style:font-pitch="variable" fo:font-size="18pt" fo:font-weight="bold" style:font-name-asian="Segoe UI" style:font-family-asian="'Segoe UI'" style:font-family-generic-asian="swiss" style:font-pitch-asian="variable" style:font-size-asian="18pt" style:font-weight-asian="bold" style:font-name-complex="Segoe UI" style:font-family-complex="'Segoe UI'" style:font-family-generic-complex="swiss" style:font-pitch-complex="variable"/>
    </style:style>
    <style:style style:name="WW_5f_CharOUTLINELVL1" style:display-name="WW_CharOUTLINELVL1" style:family="text">
      <style:text-properties fo:color="#000000" loext:opacity="100%" style:text-line-through-style="none" style:text-line-through-type="none" style:text-position="0% 100%" style:font-name="Segoe UI" fo:font-family="'Segoe UI'" style:font-family-generic="swiss" style:font-pitch="variable" fo:font-size="18pt" fo:font-style="normal" style:text-underline-style="none" fo:font-weight="bold" fo:background-color="transparent" style:font-name-asian="Segoe UI" style:font-family-asian="'Segoe UI'" style:font-family-generic-asian="swiss" style:font-pitch-asian="variable" style:font-size-asian="18pt" style:font-style-asian="normal" style:font-weight-asian="bold" style:font-name-complex="Segoe UI" style:font-family-complex="'Segoe UI'" style:font-family-generic-complex="swiss" style:font-pitch-complex="variable" style:font-size-complex="18pt" style:font-weight-complex="bold"/>
    </style:style>
    <style:style style:name="WW_5f_CharOUTLINELVL2" style:display-name="WW_CharOUTLINELVL2" style:family="text">
      <style:text-properties fo:color="#000000" loext:opacity="100%" style:text-line-through-style="none" style:text-line-through-type="none" style:text-position="0% 100%" style:font-name="Segoe UI" fo:font-family="'Segoe UI'" style:font-family-generic="swiss" style:font-pitch="variable" fo:font-size="13.5pt" fo:font-style="normal" style:text-underline-style="none" fo:font-weight="bold" fo:background-color="transparent" style:font-name-asian="Segoe UI" style:font-family-asian="'Segoe UI'" style:font-family-generic-asian="swiss" style:font-pitch-asian="variable" style:font-size-asian="13.5pt" style:font-style-asian="normal" style:font-weight-asian="bold" style:font-name-complex="Segoe UI" style:font-family-complex="'Segoe UI'" style:font-family-generic-complex="swiss" style:font-pitch-complex="variable" style:font-size-complex="13.5pt" style:font-weight-complex="bold"/>
    </style:style>
    <style:style style:name="WW_5f_CharLFO1LVL1" style:display-name="WW_CharLFO1LVL1" style:family="text">
      <style:text-properties fo:color="#000000" loext:opacity="100%" style:text-line-through-style="none" style:text-line-through-type="none" style:text-position="0% 100%" style:font-name="Segoe UI" fo:font-family="'Segoe UI'" style:font-family-generic="swiss" style:font-pitch="variable" fo:font-size="10.5pt" fo:font-style="normal" style:text-underline-style="none" fo:font-weight="normal" fo:background-color="transparent" style:font-name-asian="Segoe UI" style:font-family-asian="'Segoe UI'" style:font-family-generic-asian="swiss" style:font-pitch-asian="variable" style:font-size-asian="10.5pt" style:font-style-asian="normal" style:font-weight-asian="normal" style:font-name-complex="Segoe UI" style:font-family-complex="'Segoe UI'" style:font-family-generic-complex="swiss" style:font-pitch-complex="variable" style:font-size-complex="10.5pt"/>
    </style:style>
    <style:style style:name="WW_5f_CharLFO1LVL2" style:display-name="WW_CharLFO1LVL2" style:family="text">
      <style:text-properties fo:color="#000000" loext:opacity="100%" style:text-line-through-style="none" style:text-line-through-type="none" style:text-position="0% 100%" style:font-name="Segoe UI" fo:font-family="'Segoe UI'" style:font-family-generic="swiss" style:font-pitch="variable" fo:font-size="10.5pt" fo:font-style="normal" style:text-underline-style="none" fo:font-weight="normal" fo:background-color="transparent" style:font-name-asian="Segoe UI" style:font-family-asian="'Segoe UI'" style:font-family-generic-asian="swiss" style:font-pitch-asian="variable" style:font-size-asian="10.5pt" style:font-style-asian="normal" style:font-weight-asian="normal" style:font-name-complex="Segoe UI" style:font-family-complex="'Segoe UI'" style:font-family-generic-complex="swiss" style:font-pitch-complex="variable" style:font-size-complex="10.5pt"/>
    </style:style>
    <style:style style:name="WW_5f_CharLFO1LVL3" style:display-name="WW_CharLFO1LVL3" style:family="text">
      <style:text-properties fo:color="#000000" loext:opacity="100%" style:text-line-through-style="none" style:text-line-through-type="none" style:text-position="0% 100%" style:font-name="Segoe UI" fo:font-family="'Segoe UI'" style:font-family-generic="swiss" style:font-pitch="variable" fo:font-size="10.5pt" fo:font-style="normal" style:text-underline-style="none" fo:font-weight="normal" fo:background-color="transparent" style:font-name-asian="Segoe UI" style:font-family-asian="'Segoe UI'" style:font-family-generic-asian="swiss" style:font-pitch-asian="variable" style:font-size-asian="10.5pt" style:font-style-asian="normal" style:font-weight-asian="normal" style:font-name-complex="Segoe UI" style:font-family-complex="'Segoe UI'" style:font-family-generic-complex="swiss" style:font-pitch-complex="variable" style:font-size-complex="10.5pt"/>
    </style:style>
    <style:style style:name="WW_5f_CharLFO1LVL4" style:display-name="WW_CharLFO1LVL4" style:family="text">
      <style:text-properties fo:color="#000000" loext:opacity="100%" style:text-line-through-style="none" style:text-line-through-type="none" style:text-position="0% 100%" style:font-name="Segoe UI" fo:font-family="'Segoe UI'" style:font-family-generic="swiss" style:font-pitch="variable" fo:font-size="10.5pt" fo:font-style="normal" style:text-underline-style="none" fo:font-weight="normal" fo:background-color="transparent" style:font-name-asian="Segoe UI" style:font-family-asian="'Segoe UI'" style:font-family-generic-asian="swiss" style:font-pitch-asian="variable" style:font-size-asian="10.5pt" style:font-style-asian="normal" style:font-weight-asian="normal" style:font-name-complex="Segoe UI" style:font-family-complex="'Segoe UI'" style:font-family-generic-complex="swiss" style:font-pitch-complex="variable" style:font-size-complex="10.5pt"/>
    </style:style>
    <style:style style:name="WW_5f_CharLFO1LVL5" style:display-name="WW_CharLFO1LVL5" style:family="text">
      <style:text-properties fo:color="#000000" loext:opacity="100%" style:text-line-through-style="none" style:text-line-through-type="none" style:text-position="0% 100%" style:font-name="Segoe UI" fo:font-family="'Segoe UI'" style:font-family-generic="swiss" style:font-pitch="variable" fo:font-size="10.5pt" fo:font-style="normal" style:text-underline-style="none" fo:font-weight="normal" fo:background-color="transparent" style:font-name-asian="Segoe UI" style:font-family-asian="'Segoe UI'" style:font-family-generic-asian="swiss" style:font-pitch-asian="variable" style:font-size-asian="10.5pt" style:font-style-asian="normal" style:font-weight-asian="normal" style:font-name-complex="Segoe UI" style:font-family-complex="'Segoe UI'" style:font-family-generic-complex="swiss" style:font-pitch-complex="variable" style:font-size-complex="10.5pt"/>
    </style:style>
    <style:style style:name="WW_5f_CharLFO1LVL6" style:display-name="WW_CharLFO1LVL6" style:family="text">
      <style:text-properties fo:color="#000000" loext:opacity="100%" style:text-line-through-style="none" style:text-line-through-type="none" style:text-position="0% 100%" style:font-name="Segoe UI" fo:font-family="'Segoe UI'" style:font-family-generic="swiss" style:font-pitch="variable" fo:font-size="10.5pt" fo:font-style="normal" style:text-underline-style="none" fo:font-weight="normal" fo:background-color="transparent" style:font-name-asian="Segoe UI" style:font-family-asian="'Segoe UI'" style:font-family-generic-asian="swiss" style:font-pitch-asian="variable" style:font-size-asian="10.5pt" style:font-style-asian="normal" style:font-weight-asian="normal" style:font-name-complex="Segoe UI" style:font-family-complex="'Segoe UI'" style:font-family-generic-complex="swiss" style:font-pitch-complex="variable" style:font-size-complex="10.5pt"/>
    </style:style>
    <style:style style:name="WW_5f_CharLFO1LVL7" style:display-name="WW_CharLFO1LVL7" style:family="text">
      <style:text-properties fo:color="#000000" loext:opacity="100%" style:text-line-through-style="none" style:text-line-through-type="none" style:text-position="0% 100%" style:font-name="Segoe UI" fo:font-family="'Segoe UI'" style:font-family-generic="swiss" style:font-pitch="variable" fo:font-size="10.5pt" fo:font-style="normal" style:text-underline-style="none" fo:font-weight="normal" fo:background-color="transparent" style:font-name-asian="Segoe UI" style:font-family-asian="'Segoe UI'" style:font-family-generic-asian="swiss" style:font-pitch-asian="variable" style:font-size-asian="10.5pt" style:font-style-asian="normal" style:font-weight-asian="normal" style:font-name-complex="Segoe UI" style:font-family-complex="'Segoe UI'" style:font-family-generic-complex="swiss" style:font-pitch-complex="variable" style:font-size-complex="10.5pt"/>
    </style:style>
    <style:style style:name="WW_5f_CharLFO1LVL8" style:display-name="WW_CharLFO1LVL8" style:family="text">
      <style:text-properties fo:color="#000000" loext:opacity="100%" style:text-line-through-style="none" style:text-line-through-type="none" style:text-position="0% 100%" style:font-name="Segoe UI" fo:font-family="'Segoe UI'" style:font-family-generic="swiss" style:font-pitch="variable" fo:font-size="10.5pt" fo:font-style="normal" style:text-underline-style="none" fo:font-weight="normal" fo:background-color="transparent" style:font-name-asian="Segoe UI" style:font-family-asian="'Segoe UI'" style:font-family-generic-asian="swiss" style:font-pitch-asian="variable" style:font-size-asian="10.5pt" style:font-style-asian="normal" style:font-weight-asian="normal" style:font-name-complex="Segoe UI" style:font-family-complex="'Segoe UI'" style:font-family-generic-complex="swiss" style:font-pitch-complex="variable" style:font-size-complex="10.5pt"/>
    </style:style>
    <style:style style:name="WW_5f_CharLFO1LVL9" style:display-name="WW_CharLFO1LVL9" style:family="text">
      <style:text-properties fo:color="#000000" loext:opacity="100%" style:text-line-through-style="none" style:text-line-through-type="none" style:text-position="0% 100%" style:font-name="Segoe UI" fo:font-family="'Segoe UI'" style:font-family-generic="swiss" style:font-pitch="variable" fo:font-size="10.5pt" fo:font-style="normal" style:text-underline-style="none" fo:font-weight="normal" fo:background-color="transparent" style:font-name-asian="Segoe UI" style:font-family-asian="'Segoe UI'" style:font-family-generic-asian="swiss" style:font-pitch-asian="variable" style:font-size-asian="10.5pt" style:font-style-asian="normal" style:font-weight-asian="normal" style:font-name-complex="Segoe UI" style:font-family-complex="'Segoe UI'" style:font-family-generic-complex="swiss" style:font-pitch-complex="variable" style:font-size-complex="10.5pt"/>
    </style:style>
    <style:style style:name="WW_5f_CharLFO2LVL1" style:display-name="WW_CharLFO2LVL1" style:family="text">
      <style:text-properties fo:color="#000000" loext:opacity="100%" style:text-line-through-style="none" style:text-line-through-type="none" style:text-position="0% 100%" style:font-name="Segoe UI" fo:font-family="'Segoe UI'" style:font-family-generic="swiss" style:font-pitch="variable" fo:font-size="10.5pt" fo:font-style="normal" style:text-underline-style="none" fo:font-weight="normal" fo:background-color="transparent" style:font-name-asian="Segoe UI" style:font-family-asian="'Segoe UI'" style:font-family-generic-asian="swiss" style:font-pitch-asian="variable" style:font-size-asian="10.5pt" style:font-style-asian="normal" style:font-weight-asian="normal" style:font-name-complex="Segoe UI" style:font-family-complex="'Segoe UI'" style:font-family-generic-complex="swiss" style:font-pitch-complex="variable" style:font-size-complex="10.5pt"/>
    </style:style>
    <style:style style:name="WW_5f_CharLFO2LVL2" style:display-name="WW_CharLFO2LVL2" style:family="text">
      <style:text-properties fo:color="#000000" loext:opacity="100%" style:text-line-through-style="none" style:text-line-through-type="none" style:text-position="0% 100%" style:font-name="Segoe UI" fo:font-family="'Segoe UI'" style:font-family-generic="swiss" style:font-pitch="variable" fo:font-size="10.5pt" fo:font-style="normal" style:text-underline-style="none" fo:font-weight="normal" fo:background-color="transparent" style:font-name-asian="Segoe UI" style:font-family-asian="'Segoe UI'" style:font-family-generic-asian="swiss" style:font-pitch-asian="variable" style:font-size-asian="10.5pt" style:font-style-asian="normal" style:font-weight-asian="normal" style:font-name-complex="Segoe UI" style:font-family-complex="'Segoe UI'" style:font-family-generic-complex="swiss" style:font-pitch-complex="variable" style:font-size-complex="10.5pt"/>
    </style:style>
    <style:style style:name="WW_5f_CharLFO2LVL3" style:display-name="WW_CharLFO2LVL3" style:family="text">
      <style:text-properties fo:color="#000000" loext:opacity="100%" style:text-line-through-style="none" style:text-line-through-type="none" style:text-position="0% 100%" style:font-name="Segoe UI" fo:font-family="'Segoe UI'" style:font-family-generic="swiss" style:font-pitch="variable" fo:font-size="10.5pt" fo:font-style="normal" style:text-underline-style="none" fo:font-weight="normal" fo:background-color="transparent" style:font-name-asian="Segoe UI" style:font-family-asian="'Segoe UI'" style:font-family-generic-asian="swiss" style:font-pitch-asian="variable" style:font-size-asian="10.5pt" style:font-style-asian="normal" style:font-weight-asian="normal" style:font-name-complex="Segoe UI" style:font-family-complex="'Segoe UI'" style:font-family-generic-complex="swiss" style:font-pitch-complex="variable" style:font-size-complex="10.5pt"/>
    </style:style>
    <style:style style:name="WW_5f_CharLFO2LVL4" style:display-name="WW_CharLFO2LVL4" style:family="text">
      <style:text-properties fo:color="#000000" loext:opacity="100%" style:text-line-through-style="none" style:text-line-through-type="none" style:text-position="0% 100%" style:font-name="Segoe UI" fo:font-family="'Segoe UI'" style:font-family-generic="swiss" style:font-pitch="variable" fo:font-size="10.5pt" fo:font-style="normal" style:text-underline-style="none" fo:font-weight="normal" fo:background-color="transparent" style:font-name-asian="Segoe UI" style:font-family-asian="'Segoe UI'" style:font-family-generic-asian="swiss" style:font-pitch-asian="variable" style:font-size-asian="10.5pt" style:font-style-asian="normal" style:font-weight-asian="normal" style:font-name-complex="Segoe UI" style:font-family-complex="'Segoe UI'" style:font-family-generic-complex="swiss" style:font-pitch-complex="variable" style:font-size-complex="10.5pt"/>
    </style:style>
    <style:style style:name="WW_5f_CharLFO2LVL5" style:display-name="WW_CharLFO2LVL5" style:family="text">
      <style:text-properties fo:color="#000000" loext:opacity="100%" style:text-line-through-style="none" style:text-line-through-type="none" style:text-position="0% 100%" style:font-name="Segoe UI" fo:font-family="'Segoe UI'" style:font-family-generic="swiss" style:font-pitch="variable" fo:font-size="10.5pt" fo:font-style="normal" style:text-underline-style="none" fo:font-weight="normal" fo:background-color="transparent" style:font-name-asian="Segoe UI" style:font-family-asian="'Segoe UI'" style:font-family-generic-asian="swiss" style:font-pitch-asian="variable" style:font-size-asian="10.5pt" style:font-style-asian="normal" style:font-weight-asian="normal" style:font-name-complex="Segoe UI" style:font-family-complex="'Segoe UI'" style:font-family-generic-complex="swiss" style:font-pitch-complex="variable" style:font-size-complex="10.5pt"/>
    </style:style>
    <style:style style:name="WW_5f_CharLFO2LVL6" style:display-name="WW_CharLFO2LVL6" style:family="text">
      <style:text-properties fo:color="#000000" loext:opacity="100%" style:text-line-through-style="none" style:text-line-through-type="none" style:text-position="0% 100%" style:font-name="Segoe UI" fo:font-family="'Segoe UI'" style:font-family-generic="swiss" style:font-pitch="variable" fo:font-size="10.5pt" fo:font-style="normal" style:text-underline-style="none" fo:font-weight="normal" fo:background-color="transparent" style:font-name-asian="Segoe UI" style:font-family-asian="'Segoe UI'" style:font-family-generic-asian="swiss" style:font-pitch-asian="variable" style:font-size-asian="10.5pt" style:font-style-asian="normal" style:font-weight-asian="normal" style:font-name-complex="Segoe UI" style:font-family-complex="'Segoe UI'" style:font-family-generic-complex="swiss" style:font-pitch-complex="variable" style:font-size-complex="10.5pt"/>
    </style:style>
    <style:style style:name="WW_5f_CharLFO2LVL7" style:display-name="WW_CharLFO2LVL7" style:family="text">
      <style:text-properties fo:color="#000000" loext:opacity="100%" style:text-line-through-style="none" style:text-line-through-type="none" style:text-position="0% 100%" style:font-name="Segoe UI" fo:font-family="'Segoe UI'" style:font-family-generic="swiss" style:font-pitch="variable" fo:font-size="10.5pt" fo:font-style="normal" style:text-underline-style="none" fo:font-weight="normal" fo:background-color="transparent" style:font-name-asian="Segoe UI" style:font-family-asian="'Segoe UI'" style:font-family-generic-asian="swiss" style:font-pitch-asian="variable" style:font-size-asian="10.5pt" style:font-style-asian="normal" style:font-weight-asian="normal" style:font-name-complex="Segoe UI" style:font-family-complex="'Segoe UI'" style:font-family-generic-complex="swiss" style:font-pitch-complex="variable" style:font-size-complex="10.5pt"/>
    </style:style>
    <style:style style:name="WW_5f_CharLFO2LVL8" style:display-name="WW_CharLFO2LVL8" style:family="text">
      <style:text-properties fo:color="#000000" loext:opacity="100%" style:text-line-through-style="none" style:text-line-through-type="none" style:text-position="0% 100%" style:font-name="Segoe UI" fo:font-family="'Segoe UI'" style:font-family-generic="swiss" style:font-pitch="variable" fo:font-size="10.5pt" fo:font-style="normal" style:text-underline-style="none" fo:font-weight="normal" fo:background-color="transparent" style:font-name-asian="Segoe UI" style:font-family-asian="'Segoe UI'" style:font-family-generic-asian="swiss" style:font-pitch-asian="variable" style:font-size-asian="10.5pt" style:font-style-asian="normal" style:font-weight-asian="normal" style:font-name-complex="Segoe UI" style:font-family-complex="'Segoe UI'" style:font-family-generic-complex="swiss" style:font-pitch-complex="variable" style:font-size-complex="10.5pt"/>
    </style:style>
    <style:style style:name="WW_5f_CharLFO2LVL9" style:display-name="WW_CharLFO2LVL9" style:family="text">
      <style:text-properties fo:color="#000000" loext:opacity="100%" style:text-line-through-style="none" style:text-line-through-type="none" style:text-position="0% 100%" style:font-name="Segoe UI" fo:font-family="'Segoe UI'" style:font-family-generic="swiss" style:font-pitch="variable" fo:font-size="10.5pt" fo:font-style="normal" style:text-underline-style="none" fo:font-weight="normal" fo:background-color="transparent" style:font-name-asian="Segoe UI" style:font-family-asian="'Segoe UI'" style:font-family-generic-asian="swiss" style:font-pitch-asian="variable" style:font-size-asian="10.5pt" style:font-style-asian="normal" style:font-weight-asian="normal" style:font-name-complex="Segoe UI" style:font-family-complex="'Segoe UI'" style:font-family-generic-complex="swiss" style:font-pitch-complex="variable" style:font-size-complex="10.5pt"/>
    </style:style>
    <style:style style:name="WW_5f_CharLFO3LVL1" style:display-name="WW_CharLFO3LVL1" style:family="text">
      <style:text-properties fo:color="#000000" loext:opacity="100%" style:text-line-through-style="none" style:text-line-through-type="none" style:text-position="0% 100%" style:font-name="Segoe UI" fo:font-family="'Segoe UI'" style:font-family-generic="swiss" style:font-pitch="variable" fo:font-size="18pt" fo:font-style="normal" style:text-underline-style="none" fo:font-weight="bold" fo:background-color="transparent" style:font-name-asian="Segoe UI" style:font-family-asian="'Segoe UI'" style:font-family-generic-asian="swiss" style:font-pitch-asian="variable" style:font-size-asian="18pt" style:font-style-asian="normal" style:font-weight-asian="bold" style:font-name-complex="Segoe UI" style:font-family-complex="'Segoe UI'" style:font-family-generic-complex="swiss" style:font-pitch-complex="variable" style:font-size-complex="18pt" style:font-weight-complex="bold"/>
    </style:style>
    <style:style style:name="WW_5f_CharLFO3LVL2" style:display-name="WW_CharLFO3LVL2" style:family="text">
      <style:text-properties fo:color="#000000" loext:opacity="100%" style:text-line-through-style="none" style:text-line-through-type="none" style:text-position="0% 100%" style:font-name="Segoe UI" fo:font-family="'Segoe UI'" style:font-family-generic="swiss" style:font-pitch="variable" fo:font-size="13.5pt" fo:font-style="normal" style:text-underline-style="none" fo:font-weight="bold" fo:background-color="transparent" style:font-name-asian="Segoe UI" style:font-family-asian="'Segoe UI'" style:font-family-generic-asian="swiss" style:font-pitch-asian="variable" style:font-size-asian="13.5pt" style:font-style-asian="normal" style:font-weight-asian="bold" style:font-name-complex="Segoe UI" style:font-family-complex="'Segoe UI'" style:font-family-generic-complex="swiss" style:font-pitch-complex="variable" style:font-size-complex="13.5pt" style:font-weight-complex="bold"/>
    </style:style>
    <style:style style:name="WW_5f_CharLFO3LVL3" style:display-name="WW_CharLFO3LVL3" style:family="text">
      <style:text-properties fo:color="#000000" loext:opacity="100%" style:text-line-through-style="none" style:text-line-through-type="none" style:text-position="0% 100%" style:font-name="Segoe UI" fo:font-family="'Segoe UI'" style:font-family-generic="swiss" style:font-pitch="variable" fo:font-size="13.5pt" fo:font-style="normal" style:text-underline-style="none" fo:font-weight="bold" fo:background-color="transparent" style:font-name-asian="Segoe UI" style:font-family-asian="'Segoe UI'" style:font-family-generic-asian="swiss" style:font-pitch-asian="variable" style:font-size-asian="13.5pt" style:font-style-asian="normal" style:font-weight-asian="bold" style:font-name-complex="Segoe UI" style:font-family-complex="'Segoe UI'" style:font-family-generic-complex="swiss" style:font-pitch-complex="variable" style:font-size-complex="13.5pt" style:font-weight-complex="bold"/>
    </style:style>
    <style:style style:name="WW_5f_CharLFO3LVL4" style:display-name="WW_CharLFO3LVL4" style:family="text">
      <style:text-properties fo:color="#000000" loext:opacity="100%" style:text-line-through-style="none" style:text-line-through-type="none" style:text-position="0% 100%" style:font-name="Segoe UI" fo:font-family="'Segoe UI'" style:font-family-generic="swiss" style:font-pitch="variable" fo:font-size="13.5pt" fo:font-style="normal" style:text-underline-style="none" fo:font-weight="bold" fo:background-color="transparent" style:font-name-asian="Segoe UI" style:font-family-asian="'Segoe UI'" style:font-family-generic-asian="swiss" style:font-pitch-asian="variable" style:font-size-asian="13.5pt" style:font-style-asian="normal" style:font-weight-asian="bold" style:font-name-complex="Segoe UI" style:font-family-complex="'Segoe UI'" style:font-family-generic-complex="swiss" style:font-pitch-complex="variable" style:font-size-complex="13.5pt" style:font-weight-complex="bold"/>
    </style:style>
    <style:style style:name="WW_5f_CharLFO3LVL5" style:display-name="WW_CharLFO3LVL5" style:family="text">
      <style:text-properties fo:color="#000000" loext:opacity="100%" style:text-line-through-style="none" style:text-line-through-type="none" style:text-position="0% 100%" style:font-name="Segoe UI" fo:font-family="'Segoe UI'" style:font-family-generic="swiss" style:font-pitch="variable" fo:font-size="13.5pt" fo:font-style="normal" style:text-underline-style="none" fo:font-weight="bold" fo:background-color="transparent" style:font-name-asian="Segoe UI" style:font-family-asian="'Segoe UI'" style:font-family-generic-asian="swiss" style:font-pitch-asian="variable" style:font-size-asian="13.5pt" style:font-style-asian="normal" style:font-weight-asian="bold" style:font-name-complex="Segoe UI" style:font-family-complex="'Segoe UI'" style:font-family-generic-complex="swiss" style:font-pitch-complex="variable" style:font-size-complex="13.5pt" style:font-weight-complex="bold"/>
    </style:style>
    <style:style style:name="WW_5f_CharLFO3LVL6" style:display-name="WW_CharLFO3LVL6" style:family="text">
      <style:text-properties fo:color="#000000" loext:opacity="100%" style:text-line-through-style="none" style:text-line-through-type="none" style:text-position="0% 100%" style:font-name="Segoe UI" fo:font-family="'Segoe UI'" style:font-family-generic="swiss" style:font-pitch="variable" fo:font-size="13.5pt" fo:font-style="normal" style:text-underline-style="none" fo:font-weight="bold" fo:background-color="transparent" style:font-name-asian="Segoe UI" style:font-family-asian="'Segoe UI'" style:font-family-generic-asian="swiss" style:font-pitch-asian="variable" style:font-size-asian="13.5pt" style:font-style-asian="normal" style:font-weight-asian="bold" style:font-name-complex="Segoe UI" style:font-family-complex="'Segoe UI'" style:font-family-generic-complex="swiss" style:font-pitch-complex="variable" style:font-size-complex="13.5pt" style:font-weight-complex="bold"/>
    </style:style>
    <style:style style:name="WW_5f_CharLFO3LVL7" style:display-name="WW_CharLFO3LVL7" style:family="text">
      <style:text-properties fo:color="#000000" loext:opacity="100%" style:text-line-through-style="none" style:text-line-through-type="none" style:text-position="0% 100%" style:font-name="Segoe UI" fo:font-family="'Segoe UI'" style:font-family-generic="swiss" style:font-pitch="variable" fo:font-size="13.5pt" fo:font-style="normal" style:text-underline-style="none" fo:font-weight="bold" fo:background-color="transparent" style:font-name-asian="Segoe UI" style:font-family-asian="'Segoe UI'" style:font-family-generic-asian="swiss" style:font-pitch-asian="variable" style:font-size-asian="13.5pt" style:font-style-asian="normal" style:font-weight-asian="bold" style:font-name-complex="Segoe UI" style:font-family-complex="'Segoe UI'" style:font-family-generic-complex="swiss" style:font-pitch-complex="variable" style:font-size-complex="13.5pt" style:font-weight-complex="bold"/>
    </style:style>
    <style:style style:name="WW_5f_CharLFO3LVL8" style:display-name="WW_CharLFO3LVL8" style:family="text">
      <style:text-properties fo:color="#000000" loext:opacity="100%" style:text-line-through-style="none" style:text-line-through-type="none" style:text-position="0% 100%" style:font-name="Segoe UI" fo:font-family="'Segoe UI'" style:font-family-generic="swiss" style:font-pitch="variable" fo:font-size="13.5pt" fo:font-style="normal" style:text-underline-style="none" fo:font-weight="bold" fo:background-color="transparent" style:font-name-asian="Segoe UI" style:font-family-asian="'Segoe UI'" style:font-family-generic-asian="swiss" style:font-pitch-asian="variable" style:font-size-asian="13.5pt" style:font-style-asian="normal" style:font-weight-asian="bold" style:font-name-complex="Segoe UI" style:font-family-complex="'Segoe UI'" style:font-family-generic-complex="swiss" style:font-pitch-complex="variable" style:font-size-complex="13.5pt" style:font-weight-complex="bold"/>
    </style:style>
    <style:style style:name="WW_5f_CharLFO3LVL9" style:display-name="WW_CharLFO3LVL9" style:family="text">
      <style:text-properties fo:color="#000000" loext:opacity="100%" style:text-line-through-style="none" style:text-line-through-type="none" style:text-position="0% 100%" style:font-name="Segoe UI" fo:font-family="'Segoe UI'" style:font-family-generic="swiss" style:font-pitch="variable" fo:font-size="13.5pt" fo:font-style="normal" style:text-underline-style="none" fo:font-weight="bold" fo:background-color="transparent" style:font-name-asian="Segoe UI" style:font-family-asian="'Segoe UI'" style:font-family-generic-asian="swiss" style:font-pitch-asian="variable" style:font-size-asian="13.5pt" style:font-style-asian="normal" style:font-weight-asian="bold" style:font-name-complex="Segoe UI" style:font-family-complex="'Segoe UI'" style:font-family-generic-complex="swiss" style:font-pitch-complex="variable" style:font-size-complex="13.5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text:style-name="WW_5f_CharOUTLINELVL1" loext:num-list-format="%1%." style:num-suffix="." style:num-format="1">
        <style:list-level-properties text:list-level-position-and-space-mode="label-alignment">
          <style:list-level-label-alignment text:label-followed-by="listtab"/>
        </style:list-level-properties>
      </text:outline-level-style>
      <text:outline-level-style text:level="2" text:style-name="WW_5f_CharOUTLINELV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183cm" fo:margin-right="0cm" fo:margin-top="0cm" fo:margin-bottom="0cm" style:contextual-spacing="false" fo:line-height="107%" fo:text-align="start" style:justify-single-word="false" fo:text-indent="0cm" style:auto-text-indent="false">
        <style:tab-stops/>
      </style:paragraph-properties>
    </style:style>
    <style:style style:name="MP2" style:family="paragraph">
      <loext:graphic-properties draw:fill="solid" draw:fill-color="#cccccc" draw:opacity="100%"/>
    </style:style>
    <style:style style:name="MP3" style:family="paragraph" style:parent-style-name="Normal">
      <style:paragraph-properties fo:margin-left="0cm" fo:margin-right="0.035cm" fo:margin-top="0cm" fo:margin-bottom="0cm" style:contextual-spacing="false" fo:line-height="107%" fo:text-align="center" style:justify-single-word="false" fo:text-indent="0cm" style:auto-text-indent="false">
        <style:tab-stops/>
      </style:paragraph-properties>
    </style:style>
    <style:style style:name="MT1" style:family="text">
      <style:text-properties fo:color="#787878" loext:opacity="100%" style:font-name="Arial" fo:font-size="8pt" style:font-name-asian="Arial" style:font-size-asian="8pt" style:font-name-complex="Arial"/>
    </style:style>
    <style:style style:name="Mgr1" style:family="graphic">
      <style:graphic-properties draw:stroke="none" draw:fill="solid" draw:fill-color="#cccccc" draw:opacity="100%" fo:min-height="0cm" fo:min-width="0cm" style:run-through="background"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89cm" fo:page-height="29.7cm" style:num-format="1" style:print-orientation="portrait" fo:margin-top="1.277cm" fo:margin-bottom="1.242cm" fo:margin-left="1.517cm" fo:margin-right="1.4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13cm" fo:margin-left="0cm" fo:margin-right="0cm" fo:margin-bottom="0cm" style:dynamic-spacing="true"/>
      </style:header-style>
      <style:footer-style>
        <style:header-footer-properties fo:min-height="1.30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draw:custom-shape text:anchor-type="paragraph" draw:z-index="4" draw:name="Group 4953" draw:style-name="Mgr1" draw:text-style-name="MP2" svg:width="18.308cm" svg:height="0.034cm" svg:x="1.341cm" svg:y="1.552cm"><text:p/><draw:enhanced-geometry svg:viewBox="0 0 6591299 12700" draw:text-areas="?f8 ?f10 ?f9 ?f11" draw:type="non-primitive" draw:enhanced-path="M 0 0 L 6591299 0 6591299 12700 0 12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91299"/><draw:equation draw:name="f7" draw:formula="?f4 / 12700"/><draw:equation draw:name="f8" draw:formula="0 / ?f6"/><draw:equation draw:name="f9" draw:formula="6591299 / ?f6"/><draw:equation draw:name="f10" draw:formula="0 / ?f7"/><draw:equation draw:name="f11" draw:formula="12700 / ?f7"/></draw:enhanced-geometry></draw:custom-shape><text:span text:style-name="Default_20_Paragraph_20_Font"><text:span text:style-name="MT1">Development Environments</text:span></text:span></text:p>
      </style:header>
      <style:footer>
        <text:p text:style-name="MP3"><draw:custom-shape text:anchor-type="paragraph" draw:z-index="9" draw:name="Group 4963" draw:style-name="Mgr1" draw:text-style-name="MP2" svg:width="18.308cm" svg:height="0.034cm" svg:x="1.341cm" svg:y="28.116cm"><text:p/><draw:enhanced-geometry svg:viewBox="0 0 6591299 12700" draw:text-areas="?f8 ?f10 ?f9 ?f11" draw:type="non-primitive" draw:enhanced-path="M 0 0 L 6591299 0 6591299 12700 0 12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91299"/><draw:equation draw:name="f7" draw:formula="?f4 / 12700"/><draw:equation draw:name="f8" draw:formula="0 / ?f6"/><draw:equation draw:name="f9" draw:formula="6591299 / ?f6"/><draw:equation draw:name="f10" draw:formula="0 / ?f7"/><draw:equation draw:name="f11" draw:formula="12700 / ?f7"/></draw:enhanced-geometry></draw:custom-shape><text:span text:style-name="Default_20_Paragraph_20_Font"><text:span text:style-name="MT1"><text:page-number text:select-page="current">5</text:page-number></text:span></text:span><text:span text:style-name="Default_20_Paragraph_20_Font"><text:span text:style-name="MT1"><text:s/>/ </text:span></text:span><text:span text:style-name="Default_20_Paragraph_20_Font"><text:span text:style-name="MT1"><text:page-count>5</text:page-count></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dc:title/>
    <dc:subject/>
    <meta:initial-creator>word</meta:initial-creator>
    <meta:creation-date>2022-02-21T16:18:00Z</meta:creation-date>
    <dc:date>2022-03-01T18:59:17.815000000</dc:date>
    <meta:editing-cycles>7</meta:editing-cycles>
    <meta:editing-duration>PT31M52S</meta:editing-duration>
    <meta:document-statistic meta:table-count="0" meta:image-count="0" meta:object-count="0" meta:page-count="5" meta:paragraph-count="81" meta:word-count="1505" meta:character-count="9394" meta:non-whitespace-character-count="8007"/>
    <meta:template xlink:type="simple" xlink:actuate="onRequest" xlink:title="" xlink:href="Normal"/>
  </office:meta>
</office:document-meta>
</file>